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Spacing" style:master-page-name="MPF0" style:family="paragraph">
      <style:paragraph-properties fo:break-before="page" style:page-number="auto"/>
    </style:style>
    <style:style style:name="T2" style:parent-style-name="DefaultParagraphFont" style:family="text">
      <style:text-properties style:font-name="Times New Roman" style:font-name-complex="Times New Roman" fo:language="fr" fo:country="FR" style:language-asian="fr" style:country-asian="FR"/>
    </style:style>
    <style:style style:name="P3" style:parent-style-name="NoSpacing" style:family="paragraph">
      <style:paragraph-properties fo:text-align="end"/>
    </style:style>
    <style:style style:name="T4" style:parent-style-name="DefaultParagraphFont" style:family="text">
      <style:text-properties fo:color="#FFFFFF" fo:font-size="14pt" style:font-size-asian="14pt" style:font-size-complex="14pt"/>
    </style:style>
    <style:style style:name="T5" style:parent-style-name="DefaultParagraphFont" style:family="text">
      <style:text-properties style:font-name="Times New Roman" style:font-name-complex="Times New Roman" fo:language="fr" fo:country="FR" style:language-asian="fr" style:country-asian="FR"/>
    </style:style>
    <style:style style:name="T6" style:parent-style-name="DefaultParagraphFont" style:family="text">
      <style:text-properties style:font-name="Calibri Light" style:font-name-asian="Times New Roman" style:font-name-complex="Times New Roman" fo:color="#262626" fo:font-size="36pt" style:font-size-asian="36pt" style:font-size-complex="36pt" fo:language="fr" fo:country="FR"/>
    </style:style>
    <style:style style:name="P7" style:parent-style-name="Normal" style:family="paragraph">
      <style:paragraph-properties fo:margin-top="0.0833in"/>
    </style:style>
    <style:style style:name="T8" style:parent-style-name="DefaultParagraphFont" style:family="text">
      <style:text-properties fo:color="#404040" fo:font-size="18pt" style:font-size-asian="18pt" style:font-size-complex="18pt"/>
    </style:style>
    <style:style style:name="P9" style:parent-style-name="Normal" style:family="paragraph">
      <style:paragraph-properties fo:break-before="page"/>
    </style:style>
    <style:style style:name="P10" style:parent-style-name="Normal" style:family="paragraph">
      <style:paragraph-properties fo:text-align="justify"/>
    </style:style>
    <style:style style:name="P11" style:parent-style-name="Normal" style:family="paragraph">
      <style:paragraph-properties fo:text-align="justify"/>
    </style:style>
    <style:style style:name="P12" style:parent-style-name="Normal" style:family="paragraph">
      <style:paragraph-properties fo:text-align="justify"/>
    </style:style>
    <style:style style:name="P13" style:parent-style-name="Normal" style:family="paragraph">
      <style:paragraph-properties fo:text-align="justify"/>
    </style:style>
    <style:style style:name="P14" style:parent-style-name="ListParagraph" style:family="paragraph">
      <style:paragraph-properties fo:text-align="justify"/>
    </style:style>
    <style:style style:name="P15" style:parent-style-name="ListParagraph" style:family="paragraph">
      <style:paragraph-properties fo:text-align="justify"/>
    </style:style>
    <style:style style:name="P16" style:parent-style-name="ListParagraph" style:family="paragraph">
      <style:paragraph-properties fo:text-align="justify"/>
    </style:style>
    <style:style style:name="P17" style:parent-style-name="Normal" style:family="paragraph">
      <style:paragraph-properties fo:text-align="justify"/>
    </style:style>
    <style:style style:name="P18" style:parent-style-name="ListParagraph" style:family="paragraph"/>
    <style:style style:name="P19" style:parent-style-name="ListParagraph" style:family="paragraph"/>
    <style:style style:name="P20" style:parent-style-name="ListParagraph" style:family="paragraph"/>
    <style:style style:family="graphic" style:name="a20">
      <style:graphic-properties draw:fill="solid" draw:fill-color="#44546a" draw:opacity="20%" draw:stroke="solid" svg:stroke-width="0in" svg:stroke-color="#44546a" svg:stroke-opacity="20%" draw:stroke-linejoin="round"/>
    </style:style>
    <style:style style:family="graphic" style:name="a21">
      <style:graphic-properties draw:fill="solid" draw:fill-color="#44546a" draw:opacity="20%" draw:stroke="solid" svg:stroke-width="0in" svg:stroke-color="#44546a" svg:stroke-opacity="20%" draw:stroke-linejoin="round"/>
    </style:style>
    <style:style style:family="graphic" style:name="a22">
      <style:graphic-properties draw:fill="solid" draw:fill-color="#44546a" draw:opacity="20%" draw:stroke="solid" svg:stroke-width="0in" svg:stroke-color="#44546a" svg:stroke-opacity="20%" draw:stroke-linejoin="round"/>
    </style:style>
    <style:style style:family="graphic" style:name="a23">
      <style:graphic-properties draw:fill="solid" draw:fill-color="#44546a" draw:opacity="20%" draw:stroke="solid" svg:stroke-width="0in" svg:stroke-color="#44546a" svg:stroke-opacity="20%" draw:stroke-linejoin="round"/>
    </style:style>
    <style:style style:family="graphic" style:name="a24">
      <style:graphic-properties draw:fill="solid" draw:fill-color="#44546a" draw:opacity="20%" draw:stroke="solid" svg:stroke-width="0in" svg:stroke-color="#44546a" svg:stroke-opacity="20%" draw:stroke-linejoin="round"/>
    </style:style>
    <style:style style:family="graphic" style:name="a25">
      <style:graphic-properties style:wrap="run-through" style:run-through="background" style:horizontal-rel="page" style:vertical-rel="page" style:horizontal-pos="from-left" style:vertical-pos="from-top"/>
    </style:style>
    <style:style style:family="graphic" style:name="a26" style:parent-style-name="Graphics">
      <style:graphic-properties fo:wrap-option="wrap" fo:border="0.00694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10">
      <style:graphic-properties draw:fill="solid" draw:fill-color="#44546a" draw:opacity="100%" draw:stroke="solid" svg:stroke-width="0in" svg:stroke-color="#44546a" svg:stroke-opacity="100%" draw:stroke-linejoin="round"/>
    </style:style>
    <style:style style:family="graphic" style:name="a11">
      <style:graphic-properties draw:fill="solid" draw:fill-color="#44546a" draw:opacity="100%" draw:stroke="solid" svg:stroke-width="0in" svg:stroke-color="#44546a" svg:stroke-opacity="100%" draw:stroke-linejoin="round"/>
    </style:style>
    <style:style style:family="graphic" style:name="a12">
      <style:graphic-properties draw:fill="solid" draw:fill-color="#44546a" draw:opacity="100%" draw:stroke="solid" svg:stroke-width="0in" svg:stroke-color="#44546a" svg:stroke-opacity="100%" draw:stroke-linejoin="round"/>
    </style:style>
    <style:style style:family="graphic" style:name="a13">
      <style:graphic-properties draw:fill="solid" draw:fill-color="#44546a" draw:opacity="100%" draw:stroke="solid" svg:stroke-width="0in" svg:stroke-color="#44546a" svg:stroke-opacity="100%" draw:stroke-linejoin="round"/>
    </style:style>
    <style:style style:family="graphic" style:name="a14">
      <style:graphic-properties draw:fill="solid" draw:fill-color="#44546a" draw:opacity="20%" draw:stroke="solid" svg:stroke-width="0in" svg:stroke-color="#44546a" svg:stroke-opacity="20%" draw:stroke-linejoin="round"/>
    </style:style>
    <style:style style:family="graphic" style:name="a15">
      <style:graphic-properties draw:fill="solid" draw:fill-color="#44546a" draw:opacity="20%" draw:stroke="solid" svg:stroke-width="0in" svg:stroke-color="#44546a" svg:stroke-opacity="20%" draw:stroke-linejoin="round"/>
    </style:style>
    <style:style style:family="graphic" style:name="a16">
      <style:graphic-properties draw:fill="solid" draw:fill-color="#44546a" draw:opacity="20%" draw:stroke="solid" svg:stroke-width="0in" svg:stroke-color="#44546a" svg:stroke-opacity="20%" draw:stroke-linejoin="round"/>
    </style:style>
    <style:style style:family="graphic" style:name="a17">
      <style:graphic-properties draw:fill="solid" draw:fill-color="#44546a" draw:opacity="20%" draw:stroke="solid" svg:stroke-width="0in" svg:stroke-color="#44546a" svg:stroke-opacity="20%" draw:stroke-linejoin="round"/>
    </style:style>
    <style:style style:family="graphic" style:name="a18">
      <style:graphic-properties draw:fill="solid" draw:fill-color="#44546a" draw:opacity="20%" draw:stroke="solid" svg:stroke-width="0in" svg:stroke-color="#44546a" svg:stroke-opacity="20%" draw:stroke-linejoin="round"/>
    </style:style>
    <style:style style:family="graphic" style:name="a19">
      <style:graphic-properties draw:fill="solid" draw:fill-color="#44546a" draw:opacity="20%" draw:stroke="solid" svg:stroke-width="0in" svg:stroke-color="#44546a" svg:stroke-opacity="20%" draw:stroke-linejoin="round"/>
    </style:style>
    <style:style style:family="graphic" style:name="a0">
      <style:graphic-properties draw:fill="solid" draw:fill-color="#44546a" draw:opacity="100%" draw:stroke="none"/>
    </style:style>
    <style:style style:family="graphic" style:name="a1">
      <style:graphic-properties fo:wrap-option="wrap" fo:padding-top="0in" fo:padding-bottom="0in" fo:padding-left="0.1in" fo:padding-right="0.2in" draw:textarea-vertical-align="middle" draw:textarea-horizontal-align="left" draw:fill="solid" draw:fill-color="#5b9bd5" draw:opacity="100%" draw:stroke="none" draw:auto-grow-width="false" draw:auto-grow-height="false"/>
      <style:paragraph-properties style:font-independent-line-spacing="true" style:writing-mode="lr-tb"/>
    </style:style>
    <style:style style:family="graphic" style:name="a2">
      <style:graphic-properties draw:fill="solid" draw:fill-color="#44546a" draw:opacity="100%" draw:stroke="solid" svg:stroke-width="0in" svg:stroke-color="#44546a" svg:stroke-opacity="100%" draw:stroke-linejoin="round"/>
    </style:style>
    <style:style style:family="graphic" style:name="a3">
      <style:graphic-properties draw:fill="solid" draw:fill-color="#44546a" draw:opacity="100%" draw:stroke="solid" svg:stroke-width="0in" svg:stroke-color="#44546a" svg:stroke-opacity="100%" draw:stroke-linejoin="round"/>
    </style:style>
    <style:style style:family="graphic" style:name="a4">
      <style:graphic-properties draw:fill="solid" draw:fill-color="#44546a" draw:opacity="100%" draw:stroke="solid" svg:stroke-width="0in" svg:stroke-color="#44546a" svg:stroke-opacity="100%" draw:stroke-linejoin="round"/>
    </style:style>
    <style:style style:family="graphic" style:name="a5">
      <style:graphic-properties draw:fill="solid" draw:fill-color="#44546a" draw:opacity="100%" draw:stroke="solid" svg:stroke-width="0in" svg:stroke-color="#44546a" svg:stroke-opacity="100%" draw:stroke-linejoin="round"/>
    </style:style>
    <style:style style:family="graphic" style:name="a6">
      <style:graphic-properties draw:fill="solid" draw:fill-color="#44546a" draw:opacity="100%" draw:stroke="solid" svg:stroke-width="0in" svg:stroke-color="#44546a" svg:stroke-opacity="100%" draw:stroke-linejoin="round"/>
    </style:style>
    <style:style style:family="graphic" style:name="a7">
      <style:graphic-properties draw:fill="solid" draw:fill-color="#44546a" draw:opacity="100%" draw:stroke="solid" svg:stroke-width="0in" svg:stroke-color="#44546a" svg:stroke-opacity="100%" draw:stroke-linejoin="round"/>
    </style:style>
    <style:style style:family="graphic" style:name="a8">
      <style:graphic-properties draw:fill="solid" draw:fill-color="#44546a" draw:opacity="100%" draw:stroke="solid" svg:stroke-width="0in" svg:stroke-color="#44546a" svg:stroke-opacity="100%" draw:stroke-linejoin="round"/>
    </style:style>
    <style:style style:family="graphic" style:name="a9">
      <style:graphic-properties draw:fill="solid" draw:fill-color="#44546a" draw:opacity="100%" draw:stroke="solid" svg:stroke-width="0in" svg:stroke-color="#44546a" svg:stroke-opacity="100%" draw:stroke-linejoin="round"/>
    </style:style>
  </office:automatic-styles>
  <office:body>
    <office:text text:use-soft-page-breaks="true">
      <text:p text:style-name="P1"><text:span text:style-name="T2"><draw:g draw:z-index="251659264" draw:name="Group 2" draw:id="id28" draw:style-name="a25" text:anchor-type="paragraph"><svg:title/><svg:desc/><draw:custom-shape svg:x="0.34028in" svg:y="0.275in" svg:width="0.24796in" svg:height="10.44167in" draw:id="id0" draw:style-name="a0" draw:name="Rectangle 3"><svg:title/><svg:desc/><draw:enhanced-geometry draw:type="non-primitive" svg:viewBox="0 0 21600 21600" draw:enhanced-path="M 0 0 L 21600 0 21600 21600 0 21600 Z N"/></draw:custom-shape><draw:custom-shape svg:x="0.34028in" svg:y="1.95337in" svg:width="2.79722in" svg:height="0.63166in" draw:id="id1" draw:style-name="a1" draw:name="Pentagon 4"><svg:title/><svg:desc/><text:p text:style-name="P3"><text:span text:style-name="T4">6/17/2016</text:span></text:p><draw:enhanced-geometry draw:path-stretchpoint-x="21600" draw:path-stretchpoint-y="21600" draw:type="non-primitive" svg:viewBox="0 0 21600 21600" draw:enhanced-path="M ?f0 ?f2 L ?f11 ?f2 ?f1 ?f6 ?f11 ?f3 ?f0 ?f3 Z N" draw:text-areas="?f0 ?f2 ?f12 ?f3" draw:glue-points="?f13 ?f2 ?f13 ?f3" draw:glue-point-leaving-directions="-36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f1) / 2"/><draw:equation draw:name="f13" draw:formula="?f11 / 2"/></draw:enhanced-geometry></draw:custom-shape><draw:g draw:name="Group 5" draw:id="id27"><svg:title/><svg:desc/><draw:g draw:name="Group 6" draw:id="id14"><svg:title/><svg:desc/><draw:custom-shape svg:x="1.01762in" svg:y="8.70154in" svg:width="0.38881in" svg:height="1.25743in" draw:id="id2" draw:style-name="a2" draw:name="Freeform 20"><svg:title/><svg:desc/><draw:enhanced-geometry draw:type="non-primitive" svg:viewBox="0 0 122 440" draw:enhanced-path="M 0 0 L 39 152 84 304 122 417 122 440 76 306 39 180 6 53 0 0 Z N" draw:text-areas="?f36 ?f38 ?f37 ?f39" draw:glue-points="?f22 ?f23 ?f24 ?f25 ?f26 ?f27 ?f28 ?f29 ?f28 ?f30 ?f31 ?f32 ?f24 ?f33 ?f34 ?f35 ?f22 ?f23"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2"/><draw:equation draw:name="f7" draw:formula="?f4 / 440"/><draw:equation draw:name="f8" draw:formula="0 * ?f5 / 122"/><draw:equation draw:name="f9" draw:formula="0 * ?f4 / 440"/><draw:equation draw:name="f10" draw:formula="39 * ?f5 / 122"/><draw:equation draw:name="f11" draw:formula="152 * ?f4 / 440"/><draw:equation draw:name="f12" draw:formula="84 * ?f5 / 122"/><draw:equation draw:name="f13" draw:formula="304 * ?f4 / 440"/><draw:equation draw:name="f14" draw:formula="122 * ?f5 / 122"/><draw:equation draw:name="f15" draw:formula="417 * ?f4 / 440"/><draw:equation draw:name="f16" draw:formula="440 * ?f4 / 440"/><draw:equation draw:name="f17" draw:formula="76 * ?f5 / 122"/><draw:equation draw:name="f18" draw:formula="306 * ?f4 / 440"/><draw:equation draw:name="f19" draw:formula="180 * ?f4 / 440"/><draw:equation draw:name="f20" draw:formula="6 * ?f5 / 122"/><draw:equation draw:name="f21" draw:formula="53 * ?f4 / 440"/><draw:equation draw:name="f22" draw:formula="?f8 / ?f6"/><draw:equation draw:name="f23" draw:formula="?f9 / ?f7"/><draw:equation draw:name="f24" draw:formula="?f10 / ?f6"/><draw:equation draw:name="f25" draw:formula="?f11 / ?f7"/><draw:equation draw:name="f26" draw:formula="?f12 / ?f6"/><draw:equation draw:name="f27" draw:formula="?f13 / ?f7"/><draw:equation draw:name="f28" draw:formula="?f14 / ?f6"/><draw:equation draw:name="f29" draw:formula="?f15 / ?f7"/><draw:equation draw:name="f30" draw:formula="?f16 / ?f7"/><draw:equation draw:name="f31" draw:formula="?f17 / ?f6"/><draw:equation draw:name="f32" draw:formula="?f18 / ?f7"/><draw:equation draw:name="f33" draw:formula="?f19 / ?f7"/><draw:equation draw:name="f34" draw:formula="?f20 / ?f6"/><draw:equation draw:name="f35" draw:formula="?f21 / ?f7"/><draw:equation draw:name="f36" draw:formula="0 / ?f6"/><draw:equation draw:name="f37" draw:formula="?f1 / ?f6"/><draw:equation draw:name="f38" draw:formula="0 / ?f7"/><draw:equation draw:name="f39" draw:formula="?f3 / ?f7"/></draw:enhanced-geometry></draw:custom-shape><draw:custom-shape svg:x="1.42555in" svg:y="9.94182in" svg:width="0.36969in" svg:height="0.76875in" draw:id="id3" draw:style-name="a3" draw:name="Freeform 21"><svg:title/><svg:desc/><draw:enhanced-geometry draw:type="non-primitive" svg:viewBox="0 0 116 269" draw:enhanced-path="M 0 0 L 8 19 37 93 67 167 116 269 108 269 60 169 30 98 1 25 0 0 Z N" draw:text-areas="?f42 ?f44 ?f43 ?f45" draw:glue-points="?f25 ?f26 ?f27 ?f28 ?f29 ?f30 ?f31 ?f32 ?f33 ?f34 ?f35 ?f34 ?f36 ?f37 ?f38 ?f39 ?f40 ?f41 ?f25 ?f26" draw:glue-point-leaving-directions="-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269"/><draw:equation draw:name="f8" draw:formula="0 * ?f5 / 116"/><draw:equation draw:name="f9" draw:formula="0 * ?f4 / 269"/><draw:equation draw:name="f10" draw:formula="8 * ?f5 / 116"/><draw:equation draw:name="f11" draw:formula="19 * ?f4 / 269"/><draw:equation draw:name="f12" draw:formula="37 * ?f5 / 116"/><draw:equation draw:name="f13" draw:formula="93 * ?f4 / 269"/><draw:equation draw:name="f14" draw:formula="67 * ?f5 / 116"/><draw:equation draw:name="f15" draw:formula="167 * ?f4 / 269"/><draw:equation draw:name="f16" draw:formula="116 * ?f5 / 116"/><draw:equation draw:name="f17" draw:formula="269 * ?f4 / 269"/><draw:equation draw:name="f18" draw:formula="108 * ?f5 / 116"/><draw:equation draw:name="f19" draw:formula="60 * ?f5 / 116"/><draw:equation draw:name="f20" draw:formula="169 * ?f4 / 269"/><draw:equation draw:name="f21" draw:formula="30 * ?f5 / 116"/><draw:equation draw:name="f22" draw:formula="98 * ?f4 / 269"/><draw:equation draw:name="f23" draw:formula="1 * ?f5 / 116"/><draw:equation draw:name="f24" draw:formula="25 * ?f4 / 269"/><draw:equation draw:name="f25" draw:formula="?f8 / ?f6"/><draw:equation draw:name="f26" draw:formula="?f9 / ?f7"/><draw:equation draw:name="f27" draw:formula="?f10 / ?f6"/><draw:equation draw:name="f28" draw:formula="?f11 / ?f7"/><draw:equation draw:name="f29" draw:formula="?f12 / ?f6"/><draw:equation draw:name="f30" draw:formula="?f13 / ?f7"/><draw:equation draw:name="f31" draw:formula="?f14 / ?f6"/><draw:equation draw:name="f32" draw:formula="?f15 / ?f7"/><draw:equation draw:name="f33" draw:formula="?f16 / ?f6"/><draw:equation draw:name="f34" draw:formula="?f17 / ?f7"/><draw:equation draw:name="f35" draw:formula="?f18 / ?f6"/><draw:equation draw:name="f36" draw:formula="?f19 / ?f6"/><draw:equation draw:name="f37" draw:formula="?f20 / ?f7"/><draw:equation draw:name="f38" draw:formula="?f21 / ?f6"/><draw:equation draw:name="f39" draw:formula="?f22 / ?f7"/><draw:equation draw:name="f40" draw:formula="?f23 / ?f6"/><draw:equation draw:name="f41" draw:formula="?f24 / ?f7"/><draw:equation draw:name="f42" draw:formula="0 / ?f6"/><draw:equation draw:name="f43" draw:formula="?f1 / ?f6"/><draw:equation draw:name="f44" draw:formula="0 / ?f7"/><draw:equation draw:name="f45" draw:formula="?f3 / ?f7"/></draw:enhanced-geometry></draw:custom-shape><draw:custom-shape svg:x="0.55869in" svg:y="5.09215in" svg:width="0.44618in" svg:height="3.63511in" draw:id="id4" draw:style-name="a4" draw:name="Freeform 22"><svg:title/><svg:desc/><draw:enhanced-geometry draw:type="non-primitive" svg:viewBox="0 0 140 1272" draw:enhanced-path="M 0 0 L 0 0 1 79 3 159 12 317 23 476 39 634 58 792 83 948 107 1086 135 1223 140 1272 138 1262 105 1106 77 949 53 792 35 634 20 476 9 317 2 159 0 79 0 0 Z N" draw:text-areas="?f74 ?f76 ?f75 ?f77" draw:glue-points="?f41 ?f42 ?f41 ?f42 ?f43 ?f44 ?f45 ?f46 ?f47 ?f48 ?f49 ?f50 ?f51 ?f52 ?f53 ?f54 ?f55 ?f56 ?f57 ?f58 ?f59 ?f60 ?f61 ?f62 ?f63 ?f64 ?f65 ?f66 ?f67 ?f68 ?f69 ?f54 ?f70 ?f52 ?f71 ?f50 ?f72 ?f48 ?f73 ?f46 ?f41 ?f44 ?f41 ?f42" draw:glue-point-leaving-directions="-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0"/><draw:equation draw:name="f7" draw:formula="?f4 / 1272"/><draw:equation draw:name="f8" draw:formula="0 * ?f5 / 140"/><draw:equation draw:name="f9" draw:formula="0 * ?f4 / 1272"/><draw:equation draw:name="f10" draw:formula="1 * ?f5 / 140"/><draw:equation draw:name="f11" draw:formula="79 * ?f4 / 1272"/><draw:equation draw:name="f12" draw:formula="3 * ?f5 / 140"/><draw:equation draw:name="f13" draw:formula="159 * ?f4 / 1272"/><draw:equation draw:name="f14" draw:formula="12 * ?f5 / 140"/><draw:equation draw:name="f15" draw:formula="317 * ?f4 / 1272"/><draw:equation draw:name="f16" draw:formula="23 * ?f5 / 140"/><draw:equation draw:name="f17" draw:formula="476 * ?f4 / 1272"/><draw:equation draw:name="f18" draw:formula="39 * ?f5 / 140"/><draw:equation draw:name="f19" draw:formula="634 * ?f4 / 1272"/><draw:equation draw:name="f20" draw:formula="58 * ?f5 / 140"/><draw:equation draw:name="f21" draw:formula="792 * ?f4 / 1272"/><draw:equation draw:name="f22" draw:formula="83 * ?f5 / 140"/><draw:equation draw:name="f23" draw:formula="948 * ?f4 / 1272"/><draw:equation draw:name="f24" draw:formula="107 * ?f5 / 140"/><draw:equation draw:name="f25" draw:formula="1086 * ?f4 / 1272"/><draw:equation draw:name="f26" draw:formula="135 * ?f5 / 140"/><draw:equation draw:name="f27" draw:formula="1223 * ?f4 / 1272"/><draw:equation draw:name="f28" draw:formula="140 * ?f5 / 140"/><draw:equation draw:name="f29" draw:formula="1272 * ?f4 / 1272"/><draw:equation draw:name="f30" draw:formula="138 * ?f5 / 140"/><draw:equation draw:name="f31" draw:formula="1262 * ?f4 / 1272"/><draw:equation draw:name="f32" draw:formula="105 * ?f5 / 140"/><draw:equation draw:name="f33" draw:formula="1106 * ?f4 / 1272"/><draw:equation draw:name="f34" draw:formula="77 * ?f5 / 140"/><draw:equation draw:name="f35" draw:formula="949 * ?f4 / 1272"/><draw:equation draw:name="f36" draw:formula="53 * ?f5 / 140"/><draw:equation draw:name="f37" draw:formula="35 * ?f5 / 140"/><draw:equation draw:name="f38" draw:formula="20 * ?f5 / 140"/><draw:equation draw:name="f39" draw:formula="9 * ?f5 / 140"/><draw:equation draw:name="f40" draw:formula="2 * ?f5 / 140"/><draw:equation draw:name="f41" draw:formula="?f8 / ?f6"/><draw:equation draw:name="f42" draw:formula="?f9 / ?f7"/><draw:equation draw:name="f43" draw:formula="?f10 / ?f6"/><draw:equation draw:name="f44" draw:formula="?f11 / ?f7"/><draw:equation draw:name="f45" draw:formula="?f12 / ?f6"/><draw:equation draw:name="f46" draw:formula="?f13 / ?f7"/><draw:equation draw:name="f47" draw:formula="?f14 / ?f6"/><draw:equation draw:name="f48" draw:formula="?f15 / ?f7"/><draw:equation draw:name="f49" draw:formula="?f16 / ?f6"/><draw:equation draw:name="f50" draw:formula="?f17 / ?f7"/><draw:equation draw:name="f51" draw:formula="?f18 / ?f6"/><draw:equation draw:name="f52" draw:formula="?f19 / ?f7"/><draw:equation draw:name="f53" draw:formula="?f20 / ?f6"/><draw:equation draw:name="f54" draw:formula="?f21 / ?f7"/><draw:equation draw:name="f55" draw:formula="?f22 / ?f6"/><draw:equation draw:name="f56" draw:formula="?f23 / ?f7"/><draw:equation draw:name="f57" draw:formula="?f24 / ?f6"/><draw:equation draw:name="f58" draw:formula="?f25 / ?f7"/><draw:equation draw:name="f59" draw:formula="?f26 / ?f6"/><draw:equation draw:name="f60" draw:formula="?f27 / ?f7"/><draw:equation draw:name="f61" draw:formula="?f28 / ?f6"/><draw:equation draw:name="f62" draw:formula="?f29 / ?f7"/><draw:equation draw:name="f63" draw:formula="?f30 / ?f6"/><draw:equation draw:name="f64" draw:formula="?f31 / ?f7"/><draw:equation draw:name="f65" draw:formula="?f32 / ?f6"/><draw:equation draw:name="f66" draw:formula="?f33 / ?f7"/><draw:equation draw:name="f67" draw:formula="?f34 / ?f6"/><draw:equation draw:name="f68" draw:formula="?f35 / ?f7"/><draw:equation draw:name="f69" draw:formula="?f36 / ?f6"/><draw:equation draw:name="f70" draw:formula="?f37 / ?f6"/><draw:equation draw:name="f71" draw:formula="?f38 / ?f6"/><draw:equation draw:name="f72" draw:formula="?f39 / ?f6"/><draw:equation draw:name="f73" draw:formula="?f40 / ?f6"/><draw:equation draw:name="f74" draw:formula="0 / ?f6"/><draw:equation draw:name="f75" draw:formula="?f1 / ?f6"/><draw:equation draw:name="f76" draw:formula="0 / ?f7"/><draw:equation draw:name="f77" draw:formula="?f3 / ?f7"/></draw:enhanced-geometry></draw:custom-shape><draw:custom-shape svg:x="0.96025in" svg:y="6.26099in" svg:width="0.14341in" svg:height="2.44055in" draw:id="id5" draw:style-name="a5" draw:name="Freeform 23"><svg:title/><svg:desc/><draw:enhanced-geometry draw:type="non-primitive" svg:viewBox="0 0 45 854" draw:enhanced-path="M 45 0 L 45 0 35 66 26 133 14 267 6 401 3 534 6 669 14 803 18 854 18 851 9 814 8 803 1 669 0 534 3 401 12 267 25 132 34 66 45 0 Z N" draw:text-areas="?f60 ?f62 ?f61 ?f63" draw:glue-points="?f34 ?f35 ?f34 ?f35 ?f36 ?f37 ?f38 ?f39 ?f40 ?f41 ?f42 ?f43 ?f44 ?f45 ?f42 ?f46 ?f40 ?f47 ?f48 ?f49 ?f48 ?f50 ?f51 ?f52 ?f53 ?f47 ?f54 ?f46 ?f55 ?f45 ?f44 ?f43 ?f56 ?f41 ?f57 ?f58 ?f59 ?f37 ?f34 ?f35" draw:glue-point-leaving-directions="-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draw:equation draw:name="f7" draw:formula="?f4 / 854"/><draw:equation draw:name="f8" draw:formula="45 * ?f5 / 45"/><draw:equation draw:name="f9" draw:formula="0 * ?f4 / 854"/><draw:equation draw:name="f10" draw:formula="35 * ?f5 / 45"/><draw:equation draw:name="f11" draw:formula="66 * ?f4 / 854"/><draw:equation draw:name="f12" draw:formula="26 * ?f5 / 45"/><draw:equation draw:name="f13" draw:formula="133 * ?f4 / 854"/><draw:equation draw:name="f14" draw:formula="14 * ?f5 / 45"/><draw:equation draw:name="f15" draw:formula="267 * ?f4 / 854"/><draw:equation draw:name="f16" draw:formula="6 * ?f5 / 45"/><draw:equation draw:name="f17" draw:formula="401 * ?f4 / 854"/><draw:equation draw:name="f18" draw:formula="3 * ?f5 / 45"/><draw:equation draw:name="f19" draw:formula="534 * ?f4 / 854"/><draw:equation draw:name="f20" draw:formula="669 * ?f4 / 854"/><draw:equation draw:name="f21" draw:formula="803 * ?f4 / 854"/><draw:equation draw:name="f22" draw:formula="18 * ?f5 / 45"/><draw:equation draw:name="f23" draw:formula="854 * ?f4 / 854"/><draw:equation draw:name="f24" draw:formula="851 * ?f4 / 854"/><draw:equation draw:name="f25" draw:formula="9 * ?f5 / 45"/><draw:equation draw:name="f26" draw:formula="814 * ?f4 / 854"/><draw:equation draw:name="f27" draw:formula="8 * ?f5 / 45"/><draw:equation draw:name="f28" draw:formula="1 * ?f5 / 45"/><draw:equation draw:name="f29" draw:formula="0 * ?f5 / 45"/><draw:equation draw:name="f30" draw:formula="12 * ?f5 / 45"/><draw:equation draw:name="f31" draw:formula="25 * ?f5 / 45"/><draw:equation draw:name="f32" draw:formula="132 * ?f4 / 854"/><draw:equation draw:name="f33" draw:formula="34 * ?f5 / 45"/><draw:equation draw:name="f34" draw:formula="?f8 / ?f6"/><draw:equation draw:name="f35" draw:formula="?f9 / ?f7"/><draw:equation draw:name="f36" draw:formula="?f10 / ?f6"/><draw:equation draw:name="f37" draw:formula="?f11 / ?f7"/><draw:equation draw:name="f38" draw:formula="?f12 / ?f6"/><draw:equation draw:name="f39" draw:formula="?f13 / ?f7"/><draw:equation draw:name="f40" draw:formula="?f14 / ?f6"/><draw:equation draw:name="f41" draw:formula="?f15 / ?f7"/><draw:equation draw:name="f42" draw:formula="?f16 / ?f6"/><draw:equation draw:name="f43" draw:formula="?f17 / ?f7"/><draw:equation draw:name="f44" draw:formula="?f18 / ?f6"/><draw:equation draw:name="f45" draw:formula="?f19 / ?f7"/><draw:equation draw:name="f46" draw:formula="?f20 / ?f7"/><draw:equation draw:name="f47" draw:formula="?f21 / ?f7"/><draw:equation draw:name="f48" draw:formula="?f22 / ?f6"/><draw:equation draw:name="f49" draw:formula="?f23 / ?f7"/><draw:equation draw:name="f50" draw:formula="?f24 / ?f7"/><draw:equation draw:name="f51" draw:formula="?f25 / ?f6"/><draw:equation draw:name="f52" draw:formula="?f26 / ?f7"/><draw:equation draw:name="f53" draw:formula="?f27 / ?f6"/><draw:equation draw:name="f54" draw:formula="?f28 / ?f6"/><draw:equation draw:name="f55" draw:formula="?f29 / ?f6"/><draw:equation draw:name="f56" draw:formula="?f30 / ?f6"/><draw:equation draw:name="f57" draw:formula="?f31 / ?f6"/><draw:equation draw:name="f58" draw:formula="?f32 / ?f7"/><draw:equation draw:name="f59" draw:formula="?f33 / ?f6"/><draw:equation draw:name="f60" draw:formula="0 / ?f6"/><draw:equation draw:name="f61" draw:formula="?f1 / ?f6"/><draw:equation draw:name="f62" draw:formula="0 / ?f7"/><draw:equation draw:name="f63" draw:formula="?f3 / ?f7"/></draw:enhanced-geometry></draw:custom-shape><draw:custom-shape svg:x="1.00487in" svg:y="8.72726in" svg:width="0.49079in" svg:height="1.79755in" draw:id="id6" draw:style-name="a6" draw:name="Freeform 24"><svg:title/><svg:desc/><draw:enhanced-geometry draw:type="non-primitive" svg:viewBox="0 0 154 629" draw:enhanced-path="M 0 0 L 10 44 21 126 34 207 53 293 75 380 100 466 120 521 141 576 152 618 154 629 140 595 115 532 93 468 67 383 47 295 28 207 12 104 0 0 Z N" draw:text-areas="?f78 ?f80 ?f79 ?f81" draw:glue-points="?f43 ?f44 ?f45 ?f46 ?f47 ?f48 ?f49 ?f50 ?f51 ?f52 ?f53 ?f54 ?f55 ?f56 ?f57 ?f58 ?f59 ?f60 ?f61 ?f62 ?f63 ?f64 ?f65 ?f66 ?f67 ?f68 ?f69 ?f70 ?f71 ?f72 ?f73 ?f74 ?f75 ?f50 ?f76 ?f77 ?f43 ?f44" draw:glue-point-leaving-directions="-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4"/><draw:equation draw:name="f7" draw:formula="?f4 / 629"/><draw:equation draw:name="f8" draw:formula="0 * ?f5 / 154"/><draw:equation draw:name="f9" draw:formula="0 * ?f4 / 629"/><draw:equation draw:name="f10" draw:formula="10 * ?f5 / 154"/><draw:equation draw:name="f11" draw:formula="44 * ?f4 / 629"/><draw:equation draw:name="f12" draw:formula="21 * ?f5 / 154"/><draw:equation draw:name="f13" draw:formula="126 * ?f4 / 629"/><draw:equation draw:name="f14" draw:formula="34 * ?f5 / 154"/><draw:equation draw:name="f15" draw:formula="207 * ?f4 / 629"/><draw:equation draw:name="f16" draw:formula="53 * ?f5 / 154"/><draw:equation draw:name="f17" draw:formula="293 * ?f4 / 629"/><draw:equation draw:name="f18" draw:formula="75 * ?f5 / 154"/><draw:equation draw:name="f19" draw:formula="380 * ?f4 / 629"/><draw:equation draw:name="f20" draw:formula="100 * ?f5 / 154"/><draw:equation draw:name="f21" draw:formula="466 * ?f4 / 629"/><draw:equation draw:name="f22" draw:formula="120 * ?f5 / 154"/><draw:equation draw:name="f23" draw:formula="521 * ?f4 / 629"/><draw:equation draw:name="f24" draw:formula="141 * ?f5 / 154"/><draw:equation draw:name="f25" draw:formula="576 * ?f4 / 629"/><draw:equation draw:name="f26" draw:formula="152 * ?f5 / 154"/><draw:equation draw:name="f27" draw:formula="618 * ?f4 / 629"/><draw:equation draw:name="f28" draw:formula="154 * ?f5 / 154"/><draw:equation draw:name="f29" draw:formula="629 * ?f4 / 629"/><draw:equation draw:name="f30" draw:formula="140 * ?f5 / 154"/><draw:equation draw:name="f31" draw:formula="595 * ?f4 / 629"/><draw:equation draw:name="f32" draw:formula="115 * ?f5 / 154"/><draw:equation draw:name="f33" draw:formula="532 * ?f4 / 629"/><draw:equation draw:name="f34" draw:formula="93 * ?f5 / 154"/><draw:equation draw:name="f35" draw:formula="468 * ?f4 / 629"/><draw:equation draw:name="f36" draw:formula="67 * ?f5 / 154"/><draw:equation draw:name="f37" draw:formula="383 * ?f4 / 629"/><draw:equation draw:name="f38" draw:formula="47 * ?f5 / 154"/><draw:equation draw:name="f39" draw:formula="295 * ?f4 / 629"/><draw:equation draw:name="f40" draw:formula="28 * ?f5 / 154"/><draw:equation draw:name="f41" draw:formula="12 * ?f5 / 154"/><draw:equation draw:name="f42" draw:formula="104 * ?f4 / 629"/><draw:equation draw:name="f43" draw:formula="?f8 / ?f6"/><draw:equation draw:name="f44" draw:formula="?f9 / ?f7"/><draw:equation draw:name="f45" draw:formula="?f10 / ?f6"/><draw:equation draw:name="f46" draw:formula="?f11 / ?f7"/><draw:equation draw:name="f47" draw:formula="?f12 / ?f6"/><draw:equation draw:name="f48" draw:formula="?f13 / ?f7"/><draw:equation draw:name="f49" draw:formula="?f14 / ?f6"/><draw:equation draw:name="f50" draw:formula="?f15 / ?f7"/><draw:equation draw:name="f51" draw:formula="?f16 / ?f6"/><draw:equation draw:name="f52" draw:formula="?f17 / ?f7"/><draw:equation draw:name="f53" draw:formula="?f18 / ?f6"/><draw:equation draw:name="f54" draw:formula="?f19 / ?f7"/><draw:equation draw:name="f55" draw:formula="?f20 / ?f6"/><draw:equation draw:name="f56" draw:formula="?f21 / ?f7"/><draw:equation draw:name="f57" draw:formula="?f22 / ?f6"/><draw:equation draw:name="f58" draw:formula="?f23 / ?f7"/><draw:equation draw:name="f59" draw:formula="?f24 / ?f6"/><draw:equation draw:name="f60" draw:formula="?f25 / ?f7"/><draw:equation draw:name="f61" draw:formula="?f26 / ?f6"/><draw:equation draw:name="f62" draw:formula="?f27 / ?f7"/><draw:equation draw:name="f63" draw:formula="?f28 / ?f6"/><draw:equation draw:name="f64" draw:formula="?f29 / ?f7"/><draw:equation draw:name="f65" draw:formula="?f30 / ?f6"/><draw:equation draw:name="f66" draw:formula="?f31 / ?f7"/><draw:equation draw:name="f67" draw:formula="?f32 / ?f6"/><draw:equation draw:name="f68" draw:formula="?f33 / ?f7"/><draw:equation draw:name="f69" draw:formula="?f34 / ?f6"/><draw:equation draw:name="f70" draw:formula="?f35 / ?f7"/><draw:equation draw:name="f71" draw:formula="?f36 / ?f6"/><draw:equation draw:name="f72" draw:formula="?f37 / ?f7"/><draw:equation draw:name="f73" draw:formula="?f38 / ?f6"/><draw:equation draw:name="f74" draw:formula="?f39 / ?f7"/><draw:equation draw:name="f75" draw:formula="?f40 / ?f6"/><draw:equation draw:name="f76" draw:formula="?f41 / ?f6"/><draw:equation draw:name="f77" draw:formula="?f42 / ?f7"/><draw:equation draw:name="f78" draw:formula="0 / ?f6"/><draw:equation draw:name="f79" draw:formula="?f1 / ?f6"/><draw:equation draw:name="f80" draw:formula="0 / ?f7"/><draw:equation draw:name="f81" draw:formula="?f3 / ?f7"/></draw:enhanced-geometry></draw:custom-shape><draw:custom-shape svg:x="1.52116in" svg:y="10.51337in" svg:width="0.10517in" svg:height="0.19719in" draw:id="id7" draw:style-name="a7" draw:name="Freeform 25"><svg:title/><svg:desc/><draw:enhanced-geometry draw:type="non-primitive" svg:viewBox="0 0 33 69" draw:enhanced-path="M 0 0 L 33 69 24 69 12 35 0 0 Z N" draw:text-areas="?f22 ?f24 ?f23 ?f25" draw:glue-points="?f15 ?f16 ?f17 ?f18 ?f19 ?f18 ?f20 ?f21 ?f15 ?f16"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draw:equation draw:name="f7" draw:formula="?f4 / 69"/><draw:equation draw:name="f8" draw:formula="0 * ?f5 / 33"/><draw:equation draw:name="f9" draw:formula="0 * ?f4 / 69"/><draw:equation draw:name="f10" draw:formula="33 * ?f5 / 33"/><draw:equation draw:name="f11" draw:formula="69 * ?f4 / 69"/><draw:equation draw:name="f12" draw:formula="24 * ?f5 / 33"/><draw:equation draw:name="f13" draw:formula="12 * ?f5 / 33"/><draw:equation draw:name="f14" draw:formula="35 * ?f4 / 69"/><draw:equation draw:name="f15" draw:formula="?f8 / ?f6"/><draw:equation draw:name="f16" draw:formula="?f9 / ?f7"/><draw:equation draw:name="f17" draw:formula="?f10 / ?f6"/><draw:equation draw:name="f18" draw:formula="?f11 / ?f7"/><draw:equation draw:name="f19" draw:formula="?f12 / ?f6"/><draw:equation draw:name="f20" draw:formula="?f13 / ?f6"/><draw:equation draw:name="f21" draw:formula="?f14 / ?f7"/><draw:equation draw:name="f22" draw:formula="0 / ?f6"/><draw:equation draw:name="f23" draw:formula="?f1 / ?f6"/><draw:equation draw:name="f24" draw:formula="0 / ?f7"/><draw:equation draw:name="f25" draw:formula="?f3 / ?f7"/></draw:enhanced-geometry></draw:custom-shape><draw:custom-shape svg:x="0.98893in" svg:y="8.58723in" svg:width="0.04781in" svg:height="0.26578in" draw:id="id8" draw:style-name="a8" draw:name="Freeform 26"><svg:title/><svg:desc/><draw:enhanced-geometry draw:type="non-primitive" svg:viewBox="0 0 15 93" draw:enhanced-path="M 0 0 L 9 37 9 40 15 93 5 49 0 0 Z N" draw:text-areas="?f26 ?f28 ?f27 ?f29" draw:glue-points="?f17 ?f18 ?f19 ?f20 ?f19 ?f21 ?f22 ?f23 ?f24 ?f25 ?f17 ?f18"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draw:equation draw:name="f7" draw:formula="?f4 / 93"/><draw:equation draw:name="f8" draw:formula="0 * ?f5 / 15"/><draw:equation draw:name="f9" draw:formula="0 * ?f4 / 93"/><draw:equation draw:name="f10" draw:formula="9 * ?f5 / 15"/><draw:equation draw:name="f11" draw:formula="37 * ?f4 / 93"/><draw:equation draw:name="f12" draw:formula="40 * ?f4 / 93"/><draw:equation draw:name="f13" draw:formula="15 * ?f5 / 15"/><draw:equation draw:name="f14" draw:formula="93 * ?f4 / 93"/><draw:equation draw:name="f15" draw:formula="5 * ?f5 / 15"/><draw:equation draw:name="f16" draw:formula="49 * ?f4 / 93"/><draw:equation draw:name="f17" draw:formula="?f8 / ?f6"/><draw:equation draw:name="f18" draw:formula="?f9 / ?f7"/><draw:equation draw:name="f19" draw:formula="?f10 / ?f6"/><draw:equation draw:name="f20" draw:formula="?f11 / ?f7"/><draw:equation draw:name="f21" draw:formula="?f12 / ?f7"/><draw:equation draw:name="f22" draw:formula="?f13 / ?f6"/><draw:equation draw:name="f23" draw:formula="?f14 / ?f7"/><draw:equation draw:name="f24" draw:formula="?f15 / ?f6"/><draw:equation draw:name="f25" draw:formula="?f16 / ?f7"/><draw:equation draw:name="f26" draw:formula="0 / ?f6"/><draw:equation draw:name="f27" draw:formula="?f1 / ?f6"/><draw:equation draw:name="f28" draw:formula="0 / ?f7"/><draw:equation draw:name="f29" draw:formula="?f3 / ?f7"/></draw:enhanced-geometry></draw:custom-shape><draw:custom-shape svg:x="1.40643in" svg:y="7.75275in" svg:width="1.25567in" svg:height="2.18906in" draw:id="id9" draw:style-name="a9" draw:name="Freeform 27"><svg:title/><svg:desc/><draw:enhanced-geometry draw:type="non-primitive" svg:viewBox="0 0 394 766" draw:enhanced-path="M 394 0 L 394 0 356 38 319 77 284 117 249 160 207 218 168 276 131 339 98 402 69 467 45 535 26 604 14 673 7 746 6 766 0 749 1 744 7 673 21 603 40 533 65 466 94 400 127 336 164 275 204 215 248 158 282 116 318 76 354 37 394 0 Z N" draw:text-areas="?f120 ?f122 ?f121 ?f123" draw:glue-points="?f64 ?f65 ?f64 ?f65 ?f66 ?f67 ?f68 ?f69 ?f70 ?f71 ?f72 ?f73 ?f74 ?f75 ?f76 ?f77 ?f78 ?f79 ?f80 ?f81 ?f82 ?f83 ?f84 ?f85 ?f86 ?f87 ?f88 ?f89 ?f90 ?f91 ?f92 ?f93 ?f94 ?f95 ?f96 ?f97 ?f90 ?f89 ?f98 ?f99 ?f100 ?f101 ?f102 ?f103 ?f104 ?f105 ?f106 ?f107 ?f108 ?f109 ?f110 ?f111 ?f112 ?f113 ?f114 ?f115 ?f116 ?f117 ?f118 ?f119 ?f64 ?f65" draw:glue-point-leaving-directions="-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4"/><draw:equation draw:name="f7" draw:formula="?f4 / 766"/><draw:equation draw:name="f8" draw:formula="394 * ?f5 / 394"/><draw:equation draw:name="f9" draw:formula="0 * ?f4 / 766"/><draw:equation draw:name="f10" draw:formula="356 * ?f5 / 394"/><draw:equation draw:name="f11" draw:formula="38 * ?f4 / 766"/><draw:equation draw:name="f12" draw:formula="319 * ?f5 / 394"/><draw:equation draw:name="f13" draw:formula="77 * ?f4 / 766"/><draw:equation draw:name="f14" draw:formula="284 * ?f5 / 394"/><draw:equation draw:name="f15" draw:formula="117 * ?f4 / 766"/><draw:equation draw:name="f16" draw:formula="249 * ?f5 / 394"/><draw:equation draw:name="f17" draw:formula="160 * ?f4 / 766"/><draw:equation draw:name="f18" draw:formula="207 * ?f5 / 394"/><draw:equation draw:name="f19" draw:formula="218 * ?f4 / 766"/><draw:equation draw:name="f20" draw:formula="168 * ?f5 / 394"/><draw:equation draw:name="f21" draw:formula="276 * ?f4 / 766"/><draw:equation draw:name="f22" draw:formula="131 * ?f5 / 394"/><draw:equation draw:name="f23" draw:formula="339 * ?f4 / 766"/><draw:equation draw:name="f24" draw:formula="98 * ?f5 / 394"/><draw:equation draw:name="f25" draw:formula="402 * ?f4 / 766"/><draw:equation draw:name="f26" draw:formula="69 * ?f5 / 394"/><draw:equation draw:name="f27" draw:formula="467 * ?f4 / 766"/><draw:equation draw:name="f28" draw:formula="45 * ?f5 / 394"/><draw:equation draw:name="f29" draw:formula="535 * ?f4 / 766"/><draw:equation draw:name="f30" draw:formula="26 * ?f5 / 394"/><draw:equation draw:name="f31" draw:formula="604 * ?f4 / 766"/><draw:equation draw:name="f32" draw:formula="14 * ?f5 / 394"/><draw:equation draw:name="f33" draw:formula="673 * ?f4 / 766"/><draw:equation draw:name="f34" draw:formula="7 * ?f5 / 394"/><draw:equation draw:name="f35" draw:formula="746 * ?f4 / 766"/><draw:equation draw:name="f36" draw:formula="6 * ?f5 / 394"/><draw:equation draw:name="f37" draw:formula="766 * ?f4 / 766"/><draw:equation draw:name="f38" draw:formula="0 * ?f5 / 394"/><draw:equation draw:name="f39" draw:formula="749 * ?f4 / 766"/><draw:equation draw:name="f40" draw:formula="1 * ?f5 / 394"/><draw:equation draw:name="f41" draw:formula="744 * ?f4 / 766"/><draw:equation draw:name="f42" draw:formula="21 * ?f5 / 394"/><draw:equation draw:name="f43" draw:formula="603 * ?f4 / 766"/><draw:equation draw:name="f44" draw:formula="40 * ?f5 / 394"/><draw:equation draw:name="f45" draw:formula="533 * ?f4 / 766"/><draw:equation draw:name="f46" draw:formula="65 * ?f5 / 394"/><draw:equation draw:name="f47" draw:formula="466 * ?f4 / 766"/><draw:equation draw:name="f48" draw:formula="94 * ?f5 / 394"/><draw:equation draw:name="f49" draw:formula="400 * ?f4 / 766"/><draw:equation draw:name="f50" draw:formula="127 * ?f5 / 394"/><draw:equation draw:name="f51" draw:formula="336 * ?f4 / 766"/><draw:equation draw:name="f52" draw:formula="164 * ?f5 / 394"/><draw:equation draw:name="f53" draw:formula="275 * ?f4 / 766"/><draw:equation draw:name="f54" draw:formula="204 * ?f5 / 394"/><draw:equation draw:name="f55" draw:formula="215 * ?f4 / 766"/><draw:equation draw:name="f56" draw:formula="248 * ?f5 / 394"/><draw:equation draw:name="f57" draw:formula="158 * ?f4 / 766"/><draw:equation draw:name="f58" draw:formula="282 * ?f5 / 394"/><draw:equation draw:name="f59" draw:formula="116 * ?f4 / 766"/><draw:equation draw:name="f60" draw:formula="318 * ?f5 / 394"/><draw:equation draw:name="f61" draw:formula="76 * ?f4 / 766"/><draw:equation draw:name="f62" draw:formula="354 * ?f5 / 394"/><draw:equation draw:name="f63" draw:formula="37 * ?f4 / 766"/><draw:equation draw:name="f64" draw:formula="?f8 / ?f6"/><draw:equation draw:name="f65" draw:formula="?f9 / ?f7"/><draw:equation draw:name="f66" draw:formula="?f10 / ?f6"/><draw:equation draw:name="f67" draw:formula="?f11 / ?f7"/><draw:equation draw:name="f68" draw:formula="?f12 / ?f6"/><draw:equation draw:name="f69" draw:formula="?f13 / ?f7"/><draw:equation draw:name="f70" draw:formula="?f14 / ?f6"/><draw:equation draw:name="f71" draw:formula="?f15 / ?f7"/><draw:equation draw:name="f72" draw:formula="?f16 / ?f6"/><draw:equation draw:name="f73" draw:formula="?f17 / ?f7"/><draw:equation draw:name="f74" draw:formula="?f18 / ?f6"/><draw:equation draw:name="f75" draw:formula="?f19 / ?f7"/><draw:equation draw:name="f76" draw:formula="?f20 / ?f6"/><draw:equation draw:name="f77" draw:formula="?f21 / ?f7"/><draw:equation draw:name="f78" draw:formula="?f22 / ?f6"/><draw:equation draw:name="f79" draw:formula="?f23 / ?f7"/><draw:equation draw:name="f80" draw:formula="?f24 / ?f6"/><draw:equation draw:name="f81" draw:formula="?f25 / ?f7"/><draw:equation draw:name="f82" draw:formula="?f26 / ?f6"/><draw:equation draw:name="f83" draw:formula="?f27 / ?f7"/><draw:equation draw:name="f84" draw:formula="?f28 / ?f6"/><draw:equation draw:name="f85" draw:formula="?f29 / ?f7"/><draw:equation draw:name="f86" draw:formula="?f30 / ?f6"/><draw:equation draw:name="f87" draw:formula="?f31 / ?f7"/><draw:equation draw:name="f88" draw:formula="?f32 / ?f6"/><draw:equation draw:name="f89" draw:formula="?f33 / ?f7"/><draw:equation draw:name="f90" draw:formula="?f34 / ?f6"/><draw:equation draw:name="f91" draw:formula="?f35 / ?f7"/><draw:equation draw:name="f92" draw:formula="?f36 / ?f6"/><draw:equation draw:name="f93" draw:formula="?f37 / ?f7"/><draw:equation draw:name="f94" draw:formula="?f38 / ?f6"/><draw:equation draw:name="f95" draw:formula="?f39 / ?f7"/><draw:equation draw:name="f96" draw:formula="?f40 / ?f6"/><draw:equation draw:name="f97" draw:formula="?f41 / ?f7"/><draw:equation draw:name="f98" draw:formula="?f42 / ?f6"/><draw:equation draw:name="f99" draw:formula="?f43 / ?f7"/><draw:equation draw:name="f100" draw:formula="?f44 / ?f6"/><draw:equation draw:name="f101" draw:formula="?f45 / ?f7"/><draw:equation draw:name="f102" draw:formula="?f46 / ?f6"/><draw:equation draw:name="f103" draw:formula="?f47 / ?f7"/><draw:equation draw:name="f104" draw:formula="?f48 / ?f6"/><draw:equation draw:name="f105" draw:formula="?f49 / ?f7"/><draw:equation draw:name="f106" draw:formula="?f50 / ?f6"/><draw:equation draw:name="f107" draw:formula="?f51 / ?f7"/><draw:equation draw:name="f108" draw:formula="?f52 / ?f6"/><draw:equation draw:name="f109" draw:formula="?f53 / ?f7"/><draw:equation draw:name="f110" draw:formula="?f54 / ?f6"/><draw:equation draw:name="f111" draw:formula="?f55 / ?f7"/><draw:equation draw:name="f112" draw:formula="?f56 / ?f6"/><draw:equation draw:name="f113" draw:formula="?f57 / ?f7"/><draw:equation draw:name="f114" draw:formula="?f58 / ?f6"/><draw:equation draw:name="f115" draw:formula="?f59 / ?f7"/><draw:equation draw:name="f116" draw:formula="?f60 / ?f6"/><draw:equation draw:name="f117" draw:formula="?f61 / ?f7"/><draw:equation draw:name="f118" draw:formula="?f62 / ?f6"/><draw:equation draw:name="f119" draw:formula="?f63 / ?f7"/><draw:equation draw:name="f120" draw:formula="0 / ?f6"/><draw:equation draw:name="f121" draw:formula="?f1 / ?f6"/><draw:equation draw:name="f122" draw:formula="0 / ?f7"/><draw:equation draw:name="f123" draw:formula="?f3 / ?f7"/></draw:enhanced-geometry></draw:custom-shape><draw:custom-shape svg:x="1.40643in" svg:y="9.95896in" svg:width="0.11473in" svg:height="0.55441in" draw:id="id10" draw:style-name="a10" draw:name="Freeform 28"><svg:title/><svg:desc/><draw:enhanced-geometry draw:type="non-primitive" svg:viewBox="0 0 36 194" draw:enhanced-path="M 0 0 L 6 16 7 19 11 80 20 132 33 185 36 194 21 161 15 145 5 81 1 41 0 0 Z N" draw:text-areas="?f52 ?f54 ?f53 ?f55" draw:glue-points="?f30 ?f31 ?f32 ?f33 ?f34 ?f35 ?f36 ?f37 ?f38 ?f39 ?f40 ?f41 ?f42 ?f43 ?f44 ?f45 ?f46 ?f47 ?f48 ?f49 ?f50 ?f51 ?f30 ?f31" draw:glue-point-leaving-directions="-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draw:equation draw:name="f7" draw:formula="?f4 / 194"/><draw:equation draw:name="f8" draw:formula="0 * ?f5 / 36"/><draw:equation draw:name="f9" draw:formula="0 * ?f4 / 194"/><draw:equation draw:name="f10" draw:formula="6 * ?f5 / 36"/><draw:equation draw:name="f11" draw:formula="16 * ?f4 / 194"/><draw:equation draw:name="f12" draw:formula="7 * ?f5 / 36"/><draw:equation draw:name="f13" draw:formula="19 * ?f4 / 194"/><draw:equation draw:name="f14" draw:formula="11 * ?f5 / 36"/><draw:equation draw:name="f15" draw:formula="80 * ?f4 / 194"/><draw:equation draw:name="f16" draw:formula="20 * ?f5 / 36"/><draw:equation draw:name="f17" draw:formula="132 * ?f4 / 194"/><draw:equation draw:name="f18" draw:formula="33 * ?f5 / 36"/><draw:equation draw:name="f19" draw:formula="185 * ?f4 / 194"/><draw:equation draw:name="f20" draw:formula="36 * ?f5 / 36"/><draw:equation draw:name="f21" draw:formula="194 * ?f4 / 194"/><draw:equation draw:name="f22" draw:formula="21 * ?f5 / 36"/><draw:equation draw:name="f23" draw:formula="161 * ?f4 / 194"/><draw:equation draw:name="f24" draw:formula="15 * ?f5 / 36"/><draw:equation draw:name="f25" draw:formula="145 * ?f4 / 194"/><draw:equation draw:name="f26" draw:formula="5 * ?f5 / 36"/><draw:equation draw:name="f27" draw:formula="81 * ?f4 / 194"/><draw:equation draw:name="f28" draw:formula="1 * ?f5 / 36"/><draw:equation draw:name="f29" draw:formula="41 * ?f4 / 194"/><draw:equation draw:name="f30" draw:formula="?f8 / ?f6"/><draw:equation draw:name="f31" draw:formula="?f9 / ?f7"/><draw:equation draw:name="f32" draw:formula="?f10 / ?f6"/><draw:equation draw:name="f33" draw:formula="?f11 / ?f7"/><draw:equation draw:name="f34" draw:formula="?f12 / ?f6"/><draw:equation draw:name="f35" draw:formula="?f13 / ?f7"/><draw:equation draw:name="f36" draw:formula="?f14 / ?f6"/><draw:equation draw:name="f37" draw:formula="?f15 / ?f7"/><draw:equation draw:name="f38" draw:formula="?f16 / ?f6"/><draw:equation draw:name="f39" draw:formula="?f17 / ?f7"/><draw:equation draw:name="f40" draw:formula="?f18 / ?f6"/><draw:equation draw:name="f41" draw:formula="?f19 / ?f7"/><draw:equation draw:name="f42" draw:formula="?f20 / ?f6"/><draw:equation draw:name="f43" draw:formula="?f21 / ?f7"/><draw:equation draw:name="f44" draw:formula="?f22 / ?f6"/><draw:equation draw:name="f45" draw:formula="?f23 / ?f7"/><draw:equation draw:name="f46" draw:formula="?f24 / ?f6"/><draw:equation draw:name="f47" draw:formula="?f25 / ?f7"/><draw:equation draw:name="f48" draw:formula="?f26 / ?f6"/><draw:equation draw:name="f49" draw:formula="?f27 / ?f7"/><draw:equation draw:name="f50" draw:formula="?f28 / ?f6"/><draw:equation draw:name="f51" draw:formula="?f29 / ?f7"/><draw:equation draw:name="f52" draw:formula="0 / ?f6"/><draw:equation draw:name="f53" draw:formula="?f1 / ?f6"/><draw:equation draw:name="f54" draw:formula="0 / ?f7"/><draw:equation draw:name="f55" draw:formula="?f3 / ?f7"/></draw:enhanced-geometry></draw:custom-shape><draw:custom-shape svg:x="1.49566in" svg:y="10.52481in" svg:width="0.0988in" svg:height="0.18576in" draw:id="id11" draw:style-name="a11" draw:name="Freeform 29"><svg:title/><svg:desc/><draw:enhanced-geometry draw:type="non-primitive" svg:viewBox="0 0 31 65" draw:enhanced-path="M 0 0 L 31 65 23 65 0 0 Z N" draw:text-areas="?f18 ?f20 ?f19 ?f21" draw:glue-points="?f13 ?f14 ?f15 ?f16 ?f17 ?f16 ?f13 ?f14"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draw:equation draw:name="f7" draw:formula="?f4 / 65"/><draw:equation draw:name="f8" draw:formula="0 * ?f5 / 31"/><draw:equation draw:name="f9" draw:formula="0 * ?f4 / 65"/><draw:equation draw:name="f10" draw:formula="31 * ?f5 / 31"/><draw:equation draw:name="f11" draw:formula="65 * ?f4 / 65"/><draw:equation draw:name="f12" draw:formula="23 * ?f5 / 31"/><draw:equation draw:name="f13" draw:formula="?f8 / ?f6"/><draw:equation draw:name="f14" draw:formula="?f9 / ?f7"/><draw:equation draw:name="f15" draw:formula="?f10 / ?f6"/><draw:equation draw:name="f16" draw:formula="?f11 / ?f7"/><draw:equation draw:name="f17" draw:formula="?f12 / ?f6"/><draw:equation draw:name="f18" draw:formula="0 / ?f6"/><draw:equation draw:name="f19" draw:formula="?f1 / ?f6"/><draw:equation draw:name="f20" draw:formula="0 / ?f7"/><draw:equation draw:name="f21" draw:formula="?f3 / ?f7"/></draw:enhanced-geometry></draw:custom-shape><draw:custom-shape svg:x="1.40643in" svg:y="9.89323in" svg:width="0.02231in" svg:height="0.12003in" draw:id="id12" draw:style-name="a12" draw:name="Freeform 30"><svg:title/><svg:desc/><draw:enhanced-geometry draw:type="non-primitive" svg:viewBox="0 0 7 42" draw:enhanced-path="M 0 0 L 6 17 7 42 6 39 0 23 0 0 Z N" draw:text-areas="?f24 ?f26 ?f25 ?f27" draw:glue-points="?f16 ?f17 ?f18 ?f19 ?f20 ?f21 ?f18 ?f22 ?f16 ?f23 ?f16 ?f17"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draw:equation draw:name="f7" draw:formula="?f4 / 42"/><draw:equation draw:name="f8" draw:formula="0 * ?f5 / 7"/><draw:equation draw:name="f9" draw:formula="0 * ?f4 / 42"/><draw:equation draw:name="f10" draw:formula="6 * ?f5 / 7"/><draw:equation draw:name="f11" draw:formula="17 * ?f4 / 42"/><draw:equation draw:name="f12" draw:formula="7 * ?f5 / 7"/><draw:equation draw:name="f13" draw:formula="42 * ?f4 / 42"/><draw:equation draw:name="f14" draw:formula="39 * ?f4 / 42"/><draw:equation draw:name="f15" draw:formula="23 * ?f4 / 42"/><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7"/><draw:equation draw:name="f23" draw:formula="?f15 / ?f7"/><draw:equation draw:name="f24" draw:formula="0 / ?f6"/><draw:equation draw:name="f25" draw:formula="?f1 / ?f6"/><draw:equation draw:name="f26" draw:formula="0 / ?f7"/><draw:equation draw:name="f27" draw:formula="?f3 / ?f7"/></draw:enhanced-geometry></draw:custom-shape><draw:custom-shape svg:x="1.45423in" svg:y="10.37334in" svg:width="0.14341in" svg:height="0.33722in" draw:id="id13" draw:style-name="a13" draw:name="Freeform 31"><svg:title/><svg:desc/><draw:enhanced-geometry draw:type="non-primitive" svg:viewBox="0 0 45 118" draw:enhanced-path="M 0 0 L 6 16 21 49 33 84 45 118 44 118 13 53 11 42 0 0 Z N" draw:text-areas="?f38 ?f40 ?f39 ?f41" draw:glue-points="?f23 ?f24 ?f25 ?f26 ?f27 ?f28 ?f29 ?f30 ?f31 ?f32 ?f33 ?f32 ?f34 ?f35 ?f36 ?f37 ?f23 ?f24"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draw:equation draw:name="f7" draw:formula="?f4 / 118"/><draw:equation draw:name="f8" draw:formula="0 * ?f5 / 45"/><draw:equation draw:name="f9" draw:formula="0 * ?f4 / 118"/><draw:equation draw:name="f10" draw:formula="6 * ?f5 / 45"/><draw:equation draw:name="f11" draw:formula="16 * ?f4 / 118"/><draw:equation draw:name="f12" draw:formula="21 * ?f5 / 45"/><draw:equation draw:name="f13" draw:formula="49 * ?f4 / 118"/><draw:equation draw:name="f14" draw:formula="33 * ?f5 / 45"/><draw:equation draw:name="f15" draw:formula="84 * ?f4 / 118"/><draw:equation draw:name="f16" draw:formula="45 * ?f5 / 45"/><draw:equation draw:name="f17" draw:formula="118 * ?f4 / 118"/><draw:equation draw:name="f18" draw:formula="44 * ?f5 / 45"/><draw:equation draw:name="f19" draw:formula="13 * ?f5 / 45"/><draw:equation draw:name="f20" draw:formula="53 * ?f4 / 118"/><draw:equation draw:name="f21" draw:formula="11 * ?f5 / 45"/><draw:equation draw:name="f22" draw:formula="42 * ?f4 / 118"/><draw:equation draw:name="f23" draw:formula="?f8 / ?f6"/><draw:equation draw:name="f24" draw:formula="?f9 / ?f7"/><draw:equation draw:name="f25" draw:formula="?f10 / ?f6"/><draw:equation draw:name="f26" draw:formula="?f11 / ?f7"/><draw:equation draw:name="f27" draw:formula="?f12 / ?f6"/><draw:equation draw:name="f28" draw:formula="?f13 / ?f7"/><draw:equation draw:name="f29" draw:formula="?f14 / ?f6"/><draw:equation draw:name="f30" draw:formula="?f15 / ?f7"/><draw:equation draw:name="f31" draw:formula="?f16 / ?f6"/><draw:equation draw:name="f32" draw:formula="?f17 / ?f7"/><draw:equation draw:name="f33" draw:formula="?f18 / ?f6"/><draw:equation draw:name="f34" draw:formula="?f19 / ?f6"/><draw:equation draw:name="f35" draw:formula="?f20 / ?f7"/><draw:equation draw:name="f36" draw:formula="?f21 / ?f6"/><draw:equation draw:name="f37" draw:formula="?f22 / ?f7"/><draw:equation draw:name="f38" draw:formula="0 / ?f6"/><draw:equation draw:name="f39" draw:formula="?f1 / ?f6"/><draw:equation draw:name="f40" draw:formula="0 / ?f7"/><draw:equation draw:name="f41" draw:formula="?f3 / ?f7"/></draw:enhanced-geometry></draw:custom-shape></draw:g><draw:g draw:name="Group 7" draw:id="id26"><svg:title/><svg:desc/><draw:custom-shape svg:x="0.55163in" svg:y="7.65058in" svg:width="0.59492in" svg:height="1.92048in" draw:id="id15" draw:style-name="a14" draw:name="Freeform 8"><svg:title/><svg:desc/><draw:enhanced-geometry draw:type="non-primitive" svg:viewBox="0 0 125 450" draw:enhanced-path="M 0 0 L 41 155 86 309 125 425 125 450 79 311 41 183 7 54 0 0 Z N" draw:text-areas="?f36 ?f38 ?f37 ?f39" draw:glue-points="?f22 ?f23 ?f24 ?f25 ?f26 ?f27 ?f28 ?f29 ?f28 ?f30 ?f31 ?f32 ?f24 ?f33 ?f34 ?f35 ?f22 ?f23"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5"/><draw:equation draw:name="f7" draw:formula="?f4 / 450"/><draw:equation draw:name="f8" draw:formula="0 * ?f5 / 125"/><draw:equation draw:name="f9" draw:formula="0 * ?f4 / 450"/><draw:equation draw:name="f10" draw:formula="41 * ?f5 / 125"/><draw:equation draw:name="f11" draw:formula="155 * ?f4 / 450"/><draw:equation draw:name="f12" draw:formula="86 * ?f5 / 125"/><draw:equation draw:name="f13" draw:formula="309 * ?f4 / 450"/><draw:equation draw:name="f14" draw:formula="125 * ?f5 / 125"/><draw:equation draw:name="f15" draw:formula="425 * ?f4 / 450"/><draw:equation draw:name="f16" draw:formula="450 * ?f4 / 450"/><draw:equation draw:name="f17" draw:formula="79 * ?f5 / 125"/><draw:equation draw:name="f18" draw:formula="311 * ?f4 / 450"/><draw:equation draw:name="f19" draw:formula="183 * ?f4 / 450"/><draw:equation draw:name="f20" draw:formula="7 * ?f5 / 125"/><draw:equation draw:name="f21" draw:formula="54 * ?f4 / 450"/><draw:equation draw:name="f22" draw:formula="?f8 / ?f6"/><draw:equation draw:name="f23" draw:formula="?f9 / ?f7"/><draw:equation draw:name="f24" draw:formula="?f10 / ?f6"/><draw:equation draw:name="f25" draw:formula="?f11 / ?f7"/><draw:equation draw:name="f26" draw:formula="?f12 / ?f6"/><draw:equation draw:name="f27" draw:formula="?f13 / ?f7"/><draw:equation draw:name="f28" draw:formula="?f14 / ?f6"/><draw:equation draw:name="f29" draw:formula="?f15 / ?f7"/><draw:equation draw:name="f30" draw:formula="?f16 / ?f7"/><draw:equation draw:name="f31" draw:formula="?f17 / ?f6"/><draw:equation draw:name="f32" draw:formula="?f18 / ?f7"/><draw:equation draw:name="f33" draw:formula="?f19 / ?f7"/><draw:equation draw:name="f34" draw:formula="?f20 / ?f6"/><draw:equation draw:name="f35" draw:formula="?f21 / ?f7"/><draw:equation draw:name="f36" draw:formula="0 / ?f6"/><draw:equation draw:name="f37" draw:formula="?f1 / ?f6"/><draw:equation draw:name="f38" draw:formula="0 / ?f7"/><draw:equation draw:name="f39" draw:formula="?f3 / ?f7"/></draw:enhanced-geometry></draw:custom-shape><draw:custom-shape svg:x="1.17986in" svg:y="9.53693in" svg:width="0.5616in" svg:height="1.17363in" draw:id="id16" draw:style-name="a15" draw:name="Freeform 9"><svg:title/><svg:desc/><draw:enhanced-geometry draw:type="non-primitive" svg:viewBox="0 0 118 275" draw:enhanced-path="M 0 0 L 8 20 37 96 69 170 118 275 109 275 61 174 30 100 0 26 0 0 Z N" draw:text-areas="?f40 ?f42 ?f41 ?f43" draw:glue-points="?f24 ?f25 ?f26 ?f27 ?f28 ?f29 ?f30 ?f31 ?f32 ?f33 ?f34 ?f33 ?f35 ?f36 ?f37 ?f38 ?f24 ?f39 ?f24 ?f25" draw:glue-point-leaving-directions="-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8"/><draw:equation draw:name="f7" draw:formula="?f4 / 275"/><draw:equation draw:name="f8" draw:formula="0 * ?f5 / 118"/><draw:equation draw:name="f9" draw:formula="0 * ?f4 / 275"/><draw:equation draw:name="f10" draw:formula="8 * ?f5 / 118"/><draw:equation draw:name="f11" draw:formula="20 * ?f4 / 275"/><draw:equation draw:name="f12" draw:formula="37 * ?f5 / 118"/><draw:equation draw:name="f13" draw:formula="96 * ?f4 / 275"/><draw:equation draw:name="f14" draw:formula="69 * ?f5 / 118"/><draw:equation draw:name="f15" draw:formula="170 * ?f4 / 275"/><draw:equation draw:name="f16" draw:formula="118 * ?f5 / 118"/><draw:equation draw:name="f17" draw:formula="275 * ?f4 / 275"/><draw:equation draw:name="f18" draw:formula="109 * ?f5 / 118"/><draw:equation draw:name="f19" draw:formula="61 * ?f5 / 118"/><draw:equation draw:name="f20" draw:formula="174 * ?f4 / 275"/><draw:equation draw:name="f21" draw:formula="30 * ?f5 / 118"/><draw:equation draw:name="f22" draw:formula="100 * ?f4 / 275"/><draw:equation draw:name="f23" draw:formula="26 * ?f4 / 275"/><draw:equation draw:name="f24" draw:formula="?f8 / ?f6"/><draw:equation draw:name="f25" draw:formula="?f9 / ?f7"/><draw:equation draw:name="f26" draw:formula="?f10 / ?f6"/><draw:equation draw:name="f27" draw:formula="?f11 / ?f7"/><draw:equation draw:name="f28" draw:formula="?f12 / ?f6"/><draw:equation draw:name="f29" draw:formula="?f13 / ?f7"/><draw:equation draw:name="f30" draw:formula="?f14 / ?f6"/><draw:equation draw:name="f31" draw:formula="?f15 / ?f7"/><draw:equation draw:name="f32" draw:formula="?f16 / ?f6"/><draw:equation draw:name="f33" draw:formula="?f17 / ?f7"/><draw:equation draw:name="f34" draw:formula="?f18 / ?f6"/><draw:equation draw:name="f35" draw:formula="?f19 / ?f6"/><draw:equation draw:name="f36" draw:formula="?f20 / ?f7"/><draw:equation draw:name="f37" draw:formula="?f21 / ?f6"/><draw:equation draw:name="f38" draw:formula="?f22 / ?f7"/><draw:equation draw:name="f39" draw:formula="?f23 / ?f7"/><draw:equation draw:name="f40" draw:formula="0 / ?f6"/><draw:equation draw:name="f41" draw:formula="?f1 / ?f6"/><draw:equation draw:name="f42" draw:formula="0 / ?f7"/><draw:equation draw:name="f43" draw:formula="?f3 / ?f7"/></draw:enhanced-geometry></draw:custom-shape><draw:custom-shape svg:x="0.4374in" svg:y="7.16833in" svg:width="0.09519in" svg:height="0.5164in" draw:id="id17" draw:style-name="a16" draw:name="Freeform 10"><svg:title/><svg:desc/><draw:enhanced-geometry draw:type="non-primitive" svg:viewBox="0 0 20 121" draw:enhanced-path="M 0 0 L 16 72 20 121 18 112 0 31 0 0 Z N" draw:text-areas="?f26 ?f28 ?f27 ?f29" draw:glue-points="?f17 ?f18 ?f19 ?f20 ?f21 ?f22 ?f23 ?f24 ?f17 ?f25 ?f17 ?f18"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draw:equation draw:name="f7" draw:formula="?f4 / 121"/><draw:equation draw:name="f8" draw:formula="0 * ?f5 / 20"/><draw:equation draw:name="f9" draw:formula="0 * ?f4 / 121"/><draw:equation draw:name="f10" draw:formula="16 * ?f5 / 20"/><draw:equation draw:name="f11" draw:formula="72 * ?f4 / 121"/><draw:equation draw:name="f12" draw:formula="20 * ?f5 / 20"/><draw:equation draw:name="f13" draw:formula="121 * ?f4 / 121"/><draw:equation draw:name="f14" draw:formula="18 * ?f5 / 20"/><draw:equation draw:name="f15" draw:formula="112 * ?f4 / 121"/><draw:equation draw:name="f16" draw:formula="31 * ?f4 / 121"/><draw:equation draw:name="f17" draw:formula="?f8 / ?f6"/><draw:equation draw:name="f18" draw:formula="?f9 / ?f7"/><draw:equation draw:name="f19" draw:formula="?f10 / ?f6"/><draw:equation draw:name="f20" draw:formula="?f11 / ?f7"/><draw:equation draw:name="f21" draw:formula="?f12 / ?f6"/><draw:equation draw:name="f22" draw:formula="?f13 / ?f7"/><draw:equation draw:name="f23" draw:formula="?f14 / ?f6"/><draw:equation draw:name="f24" draw:formula="?f15 / ?f7"/><draw:equation draw:name="f25" draw:formula="?f16 / ?f7"/><draw:equation draw:name="f26" draw:formula="0 / ?f6"/><draw:equation draw:name="f27" draw:formula="?f1 / ?f6"/><draw:equation draw:name="f28" draw:formula="0 / ?f7"/><draw:equation draw:name="f29" draw:formula="?f3 / ?f7"/></draw:enhanced-geometry></draw:custom-shape><draw:custom-shape svg:x="0.53259in" svg:y="7.68473in" svg:width="0.75198in" svg:height="2.74416in" draw:id="id18" draw:style-name="a17" draw:name="Freeform 12"><svg:title/><svg:desc/><draw:enhanced-geometry draw:type="non-primitive" svg:viewBox="0 0 158 643" draw:enhanced-path="M 0 0 L 11 46 22 129 36 211 55 301 76 389 103 476 123 533 144 588 155 632 158 643 142 608 118 544 95 478 69 391 47 302 29 212 13 107 0 0 Z N" draw:text-areas="?f80 ?f82 ?f81 ?f83" draw:glue-points="?f44 ?f45 ?f46 ?f47 ?f48 ?f49 ?f50 ?f51 ?f52 ?f53 ?f54 ?f55 ?f56 ?f57 ?f58 ?f59 ?f60 ?f61 ?f62 ?f63 ?f64 ?f65 ?f66 ?f67 ?f68 ?f69 ?f70 ?f71 ?f72 ?f73 ?f74 ?f75 ?f76 ?f77 ?f78 ?f79 ?f44 ?f45" draw:glue-point-leaving-directions="-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8"/><draw:equation draw:name="f7" draw:formula="?f4 / 643"/><draw:equation draw:name="f8" draw:formula="0 * ?f5 / 158"/><draw:equation draw:name="f9" draw:formula="0 * ?f4 / 643"/><draw:equation draw:name="f10" draw:formula="11 * ?f5 / 158"/><draw:equation draw:name="f11" draw:formula="46 * ?f4 / 643"/><draw:equation draw:name="f12" draw:formula="22 * ?f5 / 158"/><draw:equation draw:name="f13" draw:formula="129 * ?f4 / 643"/><draw:equation draw:name="f14" draw:formula="36 * ?f5 / 158"/><draw:equation draw:name="f15" draw:formula="211 * ?f4 / 643"/><draw:equation draw:name="f16" draw:formula="55 * ?f5 / 158"/><draw:equation draw:name="f17" draw:formula="301 * ?f4 / 643"/><draw:equation draw:name="f18" draw:formula="76 * ?f5 / 158"/><draw:equation draw:name="f19" draw:formula="389 * ?f4 / 643"/><draw:equation draw:name="f20" draw:formula="103 * ?f5 / 158"/><draw:equation draw:name="f21" draw:formula="476 * ?f4 / 643"/><draw:equation draw:name="f22" draw:formula="123 * ?f5 / 158"/><draw:equation draw:name="f23" draw:formula="533 * ?f4 / 643"/><draw:equation draw:name="f24" draw:formula="144 * ?f5 / 158"/><draw:equation draw:name="f25" draw:formula="588 * ?f4 / 643"/><draw:equation draw:name="f26" draw:formula="155 * ?f5 / 158"/><draw:equation draw:name="f27" draw:formula="632 * ?f4 / 643"/><draw:equation draw:name="f28" draw:formula="158 * ?f5 / 158"/><draw:equation draw:name="f29" draw:formula="643 * ?f4 / 643"/><draw:equation draw:name="f30" draw:formula="142 * ?f5 / 158"/><draw:equation draw:name="f31" draw:formula="608 * ?f4 / 643"/><draw:equation draw:name="f32" draw:formula="118 * ?f5 / 158"/><draw:equation draw:name="f33" draw:formula="544 * ?f4 / 643"/><draw:equation draw:name="f34" draw:formula="95 * ?f5 / 158"/><draw:equation draw:name="f35" draw:formula="478 * ?f4 / 643"/><draw:equation draw:name="f36" draw:formula="69 * ?f5 / 158"/><draw:equation draw:name="f37" draw:formula="391 * ?f4 / 643"/><draw:equation draw:name="f38" draw:formula="47 * ?f5 / 158"/><draw:equation draw:name="f39" draw:formula="302 * ?f4 / 643"/><draw:equation draw:name="f40" draw:formula="29 * ?f5 / 158"/><draw:equation draw:name="f41" draw:formula="212 * ?f4 / 643"/><draw:equation draw:name="f42" draw:formula="13 * ?f5 / 158"/><draw:equation draw:name="f43" draw:formula="107 * ?f4 / 643"/><draw:equation draw:name="f44" draw:formula="?f8 / ?f6"/><draw:equation draw:name="f45" draw:formula="?f9 / ?f7"/><draw:equation draw:name="f46" draw:formula="?f10 / ?f6"/><draw:equation draw:name="f47" draw:formula="?f11 / ?f7"/><draw:equation draw:name="f48" draw:formula="?f12 / ?f6"/><draw:equation draw:name="f49" draw:formula="?f13 / ?f7"/><draw:equation draw:name="f50" draw:formula="?f14 / ?f6"/><draw:equation draw:name="f51" draw:formula="?f15 / ?f7"/><draw:equation draw:name="f52" draw:formula="?f16 / ?f6"/><draw:equation draw:name="f53" draw:formula="?f17 / ?f7"/><draw:equation draw:name="f54" draw:formula="?f18 / ?f6"/><draw:equation draw:name="f55" draw:formula="?f19 / ?f7"/><draw:equation draw:name="f56" draw:formula="?f20 / ?f6"/><draw:equation draw:name="f57" draw:formula="?f21 / ?f7"/><draw:equation draw:name="f58" draw:formula="?f22 / ?f6"/><draw:equation draw:name="f59" draw:formula="?f23 / ?f7"/><draw:equation draw:name="f60" draw:formula="?f24 / ?f6"/><draw:equation draw:name="f61" draw:formula="?f25 / ?f7"/><draw:equation draw:name="f62" draw:formula="?f26 / ?f6"/><draw:equation draw:name="f63" draw:formula="?f27 / ?f7"/><draw:equation draw:name="f64" draw:formula="?f28 / ?f6"/><draw:equation draw:name="f65" draw:formula="?f29 / ?f7"/><draw:equation draw:name="f66" draw:formula="?f30 / ?f6"/><draw:equation draw:name="f67" draw:formula="?f31 / ?f7"/><draw:equation draw:name="f68" draw:formula="?f32 / ?f6"/><draw:equation draw:name="f69" draw:formula="?f33 / ?f7"/><draw:equation draw:name="f70" draw:formula="?f34 / ?f6"/><draw:equation draw:name="f71" draw:formula="?f35 / ?f7"/><draw:equation draw:name="f72" draw:formula="?f36 / ?f6"/><draw:equation draw:name="f73" draw:formula="?f37 / ?f7"/><draw:equation draw:name="f74" draw:formula="?f38 / ?f6"/><draw:equation draw:name="f75" draw:formula="?f39 / ?f7"/><draw:equation draw:name="f76" draw:formula="?f40 / ?f6"/><draw:equation draw:name="f77" draw:formula="?f41 / ?f7"/><draw:equation draw:name="f78" draw:formula="?f42 / ?f6"/><draw:equation draw:name="f79" draw:formula="?f43 / ?f7"/><draw:equation draw:name="f80" draw:formula="0 / ?f6"/><draw:equation draw:name="f81" draw:formula="?f1 / ?f6"/><draw:equation draw:name="f82" draw:formula="0 / ?f7"/><draw:equation draw:name="f83" draw:formula="?f3 / ?f7"/></draw:enhanced-geometry></draw:custom-shape><draw:custom-shape svg:x="1.32264in" svg:y="10.40755in" svg:width="0.15706in" svg:height="0.30301in" draw:id="id19" draw:style-name="a18" draw:name="Freeform 13"><svg:title/><svg:desc/><draw:enhanced-geometry draw:type="non-primitive" svg:viewBox="0 0 33 71" draw:enhanced-path="M 0 0 L 33 71 24 71 11 36 0 0 Z N" draw:text-areas="?f22 ?f24 ?f23 ?f25" draw:glue-points="?f15 ?f16 ?f17 ?f18 ?f19 ?f18 ?f20 ?f21 ?f15 ?f16"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draw:equation draw:name="f7" draw:formula="?f4 / 71"/><draw:equation draw:name="f8" draw:formula="0 * ?f5 / 33"/><draw:equation draw:name="f9" draw:formula="0 * ?f4 / 71"/><draw:equation draw:name="f10" draw:formula="33 * ?f5 / 33"/><draw:equation draw:name="f11" draw:formula="71 * ?f4 / 71"/><draw:equation draw:name="f12" draw:formula="24 * ?f5 / 33"/><draw:equation draw:name="f13" draw:formula="11 * ?f5 / 33"/><draw:equation draw:name="f14" draw:formula="36 * ?f4 / 71"/><draw:equation draw:name="f15" draw:formula="?f8 / ?f6"/><draw:equation draw:name="f16" draw:formula="?f9 / ?f7"/><draw:equation draw:name="f17" draw:formula="?f10 / ?f6"/><draw:equation draw:name="f18" draw:formula="?f11 / ?f7"/><draw:equation draw:name="f19" draw:formula="?f12 / ?f6"/><draw:equation draw:name="f20" draw:formula="?f13 / ?f6"/><draw:equation draw:name="f21" draw:formula="?f14 / ?f7"/><draw:equation draw:name="f22" draw:formula="0 / ?f6"/><draw:equation draw:name="f23" draw:formula="?f1 / ?f6"/><draw:equation draw:name="f24" draw:formula="0 / ?f7"/><draw:equation draw:name="f25" draw:formula="?f3 / ?f7"/></draw:enhanced-geometry></draw:custom-shape><draw:custom-shape svg:x="0.51355in" svg:y="7.47561in" svg:width="0.07139in" svg:height="0.40544in" draw:id="id20" draw:style-name="a19" draw:name="Freeform 14"><svg:title/><svg:desc/><draw:enhanced-geometry draw:type="non-primitive" svg:viewBox="0 0 15 95" draw:enhanced-path="M 0 0 L 8 37 8 41 15 95 4 49 0 0 Z N" draw:text-areas="?f26 ?f28 ?f27 ?f29" draw:glue-points="?f17 ?f18 ?f19 ?f20 ?f19 ?f21 ?f22 ?f23 ?f24 ?f25 ?f17 ?f18"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draw:equation draw:name="f7" draw:formula="?f4 / 95"/><draw:equation draw:name="f8" draw:formula="0 * ?f5 / 15"/><draw:equation draw:name="f9" draw:formula="0 * ?f4 / 95"/><draw:equation draw:name="f10" draw:formula="8 * ?f5 / 15"/><draw:equation draw:name="f11" draw:formula="37 * ?f4 / 95"/><draw:equation draw:name="f12" draw:formula="41 * ?f4 / 95"/><draw:equation draw:name="f13" draw:formula="15 * ?f5 / 15"/><draw:equation draw:name="f14" draw:formula="95 * ?f4 / 95"/><draw:equation draw:name="f15" draw:formula="4 * ?f5 / 15"/><draw:equation draw:name="f16" draw:formula="49 * ?f4 / 95"/><draw:equation draw:name="f17" draw:formula="?f8 / ?f6"/><draw:equation draw:name="f18" draw:formula="?f9 / ?f7"/><draw:equation draw:name="f19" draw:formula="?f10 / ?f6"/><draw:equation draw:name="f20" draw:formula="?f11 / ?f7"/><draw:equation draw:name="f21" draw:formula="?f12 / ?f7"/><draw:equation draw:name="f22" draw:formula="?f13 / ?f6"/><draw:equation draw:name="f23" draw:formula="?f14 / ?f7"/><draw:equation draw:name="f24" draw:formula="?f15 / ?f6"/><draw:equation draw:name="f25" draw:formula="?f16 / ?f7"/><draw:equation draw:name="f26" draw:formula="0 / ?f6"/><draw:equation draw:name="f27" draw:formula="?f1 / ?f6"/><draw:equation draw:name="f28" draw:formula="0 / ?f7"/><draw:equation draw:name="f29" draw:formula="?f3 / ?f7"/></draw:enhanced-geometry></draw:custom-shape><draw:custom-shape svg:x="1.14654in" svg:y="6.19955in" svg:width="1.91326in" svg:height="3.33738in" draw:id="id21" draw:style-name="a20" draw:name="Freeform 15"><svg:title/><svg:desc/><draw:enhanced-geometry draw:type="non-primitive" svg:viewBox="0 0 402 782" draw:enhanced-path="M 402 0 L 402 1 363 39 325 79 290 121 255 164 211 222 171 284 133 346 100 411 71 478 45 546 27 617 13 689 7 761 7 782 0 765 1 761 7 688 21 616 40 545 66 475 95 409 130 343 167 281 209 220 253 163 287 120 324 78 362 38 402 0 Z N" draw:text-areas="?f120 ?f122 ?f121 ?f123" draw:glue-points="?f64 ?f65 ?f64 ?f66 ?f67 ?f68 ?f69 ?f70 ?f71 ?f72 ?f73 ?f74 ?f75 ?f76 ?f77 ?f78 ?f79 ?f80 ?f81 ?f82 ?f83 ?f84 ?f85 ?f86 ?f87 ?f88 ?f89 ?f90 ?f91 ?f92 ?f91 ?f93 ?f94 ?f95 ?f96 ?f92 ?f91 ?f97 ?f98 ?f99 ?f100 ?f101 ?f102 ?f103 ?f104 ?f105 ?f106 ?f107 ?f108 ?f109 ?f110 ?f111 ?f112 ?f113 ?f114 ?f115 ?f116 ?f117 ?f118 ?f119 ?f64 ?f65" draw:glue-point-leaving-directions="-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02"/><draw:equation draw:name="f7" draw:formula="?f4 / 782"/><draw:equation draw:name="f8" draw:formula="402 * ?f5 / 402"/><draw:equation draw:name="f9" draw:formula="0 * ?f4 / 782"/><draw:equation draw:name="f10" draw:formula="1 * ?f4 / 782"/><draw:equation draw:name="f11" draw:formula="363 * ?f5 / 402"/><draw:equation draw:name="f12" draw:formula="39 * ?f4 / 782"/><draw:equation draw:name="f13" draw:formula="325 * ?f5 / 402"/><draw:equation draw:name="f14" draw:formula="79 * ?f4 / 782"/><draw:equation draw:name="f15" draw:formula="290 * ?f5 / 402"/><draw:equation draw:name="f16" draw:formula="121 * ?f4 / 782"/><draw:equation draw:name="f17" draw:formula="255 * ?f5 / 402"/><draw:equation draw:name="f18" draw:formula="164 * ?f4 / 782"/><draw:equation draw:name="f19" draw:formula="211 * ?f5 / 402"/><draw:equation draw:name="f20" draw:formula="222 * ?f4 / 782"/><draw:equation draw:name="f21" draw:formula="171 * ?f5 / 402"/><draw:equation draw:name="f22" draw:formula="284 * ?f4 / 782"/><draw:equation draw:name="f23" draw:formula="133 * ?f5 / 402"/><draw:equation draw:name="f24" draw:formula="346 * ?f4 / 782"/><draw:equation draw:name="f25" draw:formula="100 * ?f5 / 402"/><draw:equation draw:name="f26" draw:formula="411 * ?f4 / 782"/><draw:equation draw:name="f27" draw:formula="71 * ?f5 / 402"/><draw:equation draw:name="f28" draw:formula="478 * ?f4 / 782"/><draw:equation draw:name="f29" draw:formula="45 * ?f5 / 402"/><draw:equation draw:name="f30" draw:formula="546 * ?f4 / 782"/><draw:equation draw:name="f31" draw:formula="27 * ?f5 / 402"/><draw:equation draw:name="f32" draw:formula="617 * ?f4 / 782"/><draw:equation draw:name="f33" draw:formula="13 * ?f5 / 402"/><draw:equation draw:name="f34" draw:formula="689 * ?f4 / 782"/><draw:equation draw:name="f35" draw:formula="7 * ?f5 / 402"/><draw:equation draw:name="f36" draw:formula="761 * ?f4 / 782"/><draw:equation draw:name="f37" draw:formula="782 * ?f4 / 782"/><draw:equation draw:name="f38" draw:formula="0 * ?f5 / 402"/><draw:equation draw:name="f39" draw:formula="765 * ?f4 / 782"/><draw:equation draw:name="f40" draw:formula="1 * ?f5 / 402"/><draw:equation draw:name="f41" draw:formula="688 * ?f4 / 782"/><draw:equation draw:name="f42" draw:formula="21 * ?f5 / 402"/><draw:equation draw:name="f43" draw:formula="616 * ?f4 / 782"/><draw:equation draw:name="f44" draw:formula="40 * ?f5 / 402"/><draw:equation draw:name="f45" draw:formula="545 * ?f4 / 782"/><draw:equation draw:name="f46" draw:formula="66 * ?f5 / 402"/><draw:equation draw:name="f47" draw:formula="475 * ?f4 / 782"/><draw:equation draw:name="f48" draw:formula="95 * ?f5 / 402"/><draw:equation draw:name="f49" draw:formula="409 * ?f4 / 782"/><draw:equation draw:name="f50" draw:formula="130 * ?f5 / 402"/><draw:equation draw:name="f51" draw:formula="343 * ?f4 / 782"/><draw:equation draw:name="f52" draw:formula="167 * ?f5 / 402"/><draw:equation draw:name="f53" draw:formula="281 * ?f4 / 782"/><draw:equation draw:name="f54" draw:formula="209 * ?f5 / 402"/><draw:equation draw:name="f55" draw:formula="220 * ?f4 / 782"/><draw:equation draw:name="f56" draw:formula="253 * ?f5 / 402"/><draw:equation draw:name="f57" draw:formula="163 * ?f4 / 782"/><draw:equation draw:name="f58" draw:formula="287 * ?f5 / 402"/><draw:equation draw:name="f59" draw:formula="120 * ?f4 / 782"/><draw:equation draw:name="f60" draw:formula="324 * ?f5 / 402"/><draw:equation draw:name="f61" draw:formula="78 * ?f4 / 782"/><draw:equation draw:name="f62" draw:formula="362 * ?f5 / 402"/><draw:equation draw:name="f63" draw:formula="38 * ?f4 / 782"/><draw:equation draw:name="f64" draw:formula="?f8 / ?f6"/><draw:equation draw:name="f65" draw:formula="?f9 / ?f7"/><draw:equation draw:name="f66" draw:formula="?f10 / ?f7"/><draw:equation draw:name="f67" draw:formula="?f11 / ?f6"/><draw:equation draw:name="f68" draw:formula="?f12 / ?f7"/><draw:equation draw:name="f69" draw:formula="?f13 / ?f6"/><draw:equation draw:name="f70" draw:formula="?f14 / ?f7"/><draw:equation draw:name="f71" draw:formula="?f15 / ?f6"/><draw:equation draw:name="f72" draw:formula="?f16 / ?f7"/><draw:equation draw:name="f73" draw:formula="?f17 / ?f6"/><draw:equation draw:name="f74" draw:formula="?f18 / ?f7"/><draw:equation draw:name="f75" draw:formula="?f19 / ?f6"/><draw:equation draw:name="f76" draw:formula="?f20 / ?f7"/><draw:equation draw:name="f77" draw:formula="?f21 / ?f6"/><draw:equation draw:name="f78" draw:formula="?f22 / ?f7"/><draw:equation draw:name="f79" draw:formula="?f23 / ?f6"/><draw:equation draw:name="f80" draw:formula="?f24 / ?f7"/><draw:equation draw:name="f81" draw:formula="?f25 / ?f6"/><draw:equation draw:name="f82" draw:formula="?f26 / ?f7"/><draw:equation draw:name="f83" draw:formula="?f27 / ?f6"/><draw:equation draw:name="f84" draw:formula="?f28 / ?f7"/><draw:equation draw:name="f85" draw:formula="?f29 / ?f6"/><draw:equation draw:name="f86" draw:formula="?f30 / ?f7"/><draw:equation draw:name="f87" draw:formula="?f31 / ?f6"/><draw:equation draw:name="f88" draw:formula="?f32 / ?f7"/><draw:equation draw:name="f89" draw:formula="?f33 / ?f6"/><draw:equation draw:name="f90" draw:formula="?f34 / ?f7"/><draw:equation draw:name="f91" draw:formula="?f35 / ?f6"/><draw:equation draw:name="f92" draw:formula="?f36 / ?f7"/><draw:equation draw:name="f93" draw:formula="?f37 / ?f7"/><draw:equation draw:name="f94" draw:formula="?f38 / ?f6"/><draw:equation draw:name="f95" draw:formula="?f39 / ?f7"/><draw:equation draw:name="f96" draw:formula="?f40 / ?f6"/><draw:equation draw:name="f97" draw:formula="?f41 / ?f7"/><draw:equation draw:name="f98" draw:formula="?f42 / ?f6"/><draw:equation draw:name="f99" draw:formula="?f43 / ?f7"/><draw:equation draw:name="f100" draw:formula="?f44 / ?f6"/><draw:equation draw:name="f101" draw:formula="?f45 / ?f7"/><draw:equation draw:name="f102" draw:formula="?f46 / ?f6"/><draw:equation draw:name="f103" draw:formula="?f47 / ?f7"/><draw:equation draw:name="f104" draw:formula="?f48 / ?f6"/><draw:equation draw:name="f105" draw:formula="?f49 / ?f7"/><draw:equation draw:name="f106" draw:formula="?f50 / ?f6"/><draw:equation draw:name="f107" draw:formula="?f51 / ?f7"/><draw:equation draw:name="f108" draw:formula="?f52 / ?f6"/><draw:equation draw:name="f109" draw:formula="?f53 / ?f7"/><draw:equation draw:name="f110" draw:formula="?f54 / ?f6"/><draw:equation draw:name="f111" draw:formula="?f55 / ?f7"/><draw:equation draw:name="f112" draw:formula="?f56 / ?f6"/><draw:equation draw:name="f113" draw:formula="?f57 / ?f7"/><draw:equation draw:name="f114" draw:formula="?f58 / ?f6"/><draw:equation draw:name="f115" draw:formula="?f59 / ?f7"/><draw:equation draw:name="f116" draw:formula="?f60 / ?f6"/><draw:equation draw:name="f117" draw:formula="?f61 / ?f7"/><draw:equation draw:name="f118" draw:formula="?f62 / ?f6"/><draw:equation draw:name="f119" draw:formula="?f63 / ?f7"/><draw:equation draw:name="f120" draw:formula="0 / ?f6"/><draw:equation draw:name="f121" draw:formula="?f1 / ?f6"/><draw:equation draw:name="f122" draw:formula="0 / ?f7"/><draw:equation draw:name="f123" draw:formula="?f3 / ?f7"/></draw:enhanced-geometry></draw:custom-shape><draw:custom-shape svg:x="1.14654in" svg:y="9.57107in" svg:width="0.1761in" svg:height="0.83648in" draw:id="id22" draw:style-name="a21" draw:name="Freeform 16"><svg:title/><svg:desc/><draw:enhanced-geometry draw:type="non-primitive" svg:viewBox="0 0 37 196" draw:enhanced-path="M 0 0 L 6 15 7 18 12 80 21 134 33 188 37 196 22 162 15 146 5 81 1 40 0 0 Z N" draw:text-areas="?f52 ?f54 ?f53 ?f55" draw:glue-points="?f30 ?f31 ?f32 ?f33 ?f34 ?f35 ?f36 ?f37 ?f38 ?f39 ?f40 ?f41 ?f42 ?f43 ?f44 ?f45 ?f46 ?f47 ?f48 ?f49 ?f50 ?f51 ?f30 ?f31" draw:glue-point-leaving-directions="-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draw:equation draw:name="f7" draw:formula="?f4 / 196"/><draw:equation draw:name="f8" draw:formula="0 * ?f5 / 37"/><draw:equation draw:name="f9" draw:formula="0 * ?f4 / 196"/><draw:equation draw:name="f10" draw:formula="6 * ?f5 / 37"/><draw:equation draw:name="f11" draw:formula="15 * ?f4 / 196"/><draw:equation draw:name="f12" draw:formula="7 * ?f5 / 37"/><draw:equation draw:name="f13" draw:formula="18 * ?f4 / 196"/><draw:equation draw:name="f14" draw:formula="12 * ?f5 / 37"/><draw:equation draw:name="f15" draw:formula="80 * ?f4 / 196"/><draw:equation draw:name="f16" draw:formula="21 * ?f5 / 37"/><draw:equation draw:name="f17" draw:formula="134 * ?f4 / 196"/><draw:equation draw:name="f18" draw:formula="33 * ?f5 / 37"/><draw:equation draw:name="f19" draw:formula="188 * ?f4 / 196"/><draw:equation draw:name="f20" draw:formula="37 * ?f5 / 37"/><draw:equation draw:name="f21" draw:formula="196 * ?f4 / 196"/><draw:equation draw:name="f22" draw:formula="22 * ?f5 / 37"/><draw:equation draw:name="f23" draw:formula="162 * ?f4 / 196"/><draw:equation draw:name="f24" draw:formula="15 * ?f5 / 37"/><draw:equation draw:name="f25" draw:formula="146 * ?f4 / 196"/><draw:equation draw:name="f26" draw:formula="5 * ?f5 / 37"/><draw:equation draw:name="f27" draw:formula="81 * ?f4 / 196"/><draw:equation draw:name="f28" draw:formula="1 * ?f5 / 37"/><draw:equation draw:name="f29" draw:formula="40 * ?f4 / 196"/><draw:equation draw:name="f30" draw:formula="?f8 / ?f6"/><draw:equation draw:name="f31" draw:formula="?f9 / ?f7"/><draw:equation draw:name="f32" draw:formula="?f10 / ?f6"/><draw:equation draw:name="f33" draw:formula="?f11 / ?f7"/><draw:equation draw:name="f34" draw:formula="?f12 / ?f6"/><draw:equation draw:name="f35" draw:formula="?f13 / ?f7"/><draw:equation draw:name="f36" draw:formula="?f14 / ?f6"/><draw:equation draw:name="f37" draw:formula="?f15 / ?f7"/><draw:equation draw:name="f38" draw:formula="?f16 / ?f6"/><draw:equation draw:name="f39" draw:formula="?f17 / ?f7"/><draw:equation draw:name="f40" draw:formula="?f18 / ?f6"/><draw:equation draw:name="f41" draw:formula="?f19 / ?f7"/><draw:equation draw:name="f42" draw:formula="?f20 / ?f6"/><draw:equation draw:name="f43" draw:formula="?f21 / ?f7"/><draw:equation draw:name="f44" draw:formula="?f22 / ?f6"/><draw:equation draw:name="f45" draw:formula="?f23 / ?f7"/><draw:equation draw:name="f46" draw:formula="?f24 / ?f6"/><draw:equation draw:name="f47" draw:formula="?f25 / ?f7"/><draw:equation draw:name="f48" draw:formula="?f26 / ?f6"/><draw:equation draw:name="f49" draw:formula="?f27 / ?f7"/><draw:equation draw:name="f50" draw:formula="?f28 / ?f6"/><draw:equation draw:name="f51" draw:formula="?f29 / ?f7"/><draw:equation draw:name="f52" draw:formula="0 / ?f6"/><draw:equation draw:name="f53" draw:formula="?f1 / ?f6"/><draw:equation draw:name="f54" draw:formula="0 / ?f7"/><draw:equation draw:name="f55" draw:formula="?f3 / ?f7"/></draw:enhanced-geometry></draw:custom-shape><draw:custom-shape svg:x="1.28457in" svg:y="10.42889in" svg:width="0.14754in" svg:height="0.28167in" draw:id="id23" draw:style-name="a22" draw:name="Freeform 17"><svg:title/><svg:desc/><draw:enhanced-geometry draw:type="non-primitive" svg:viewBox="0 0 31 66" draw:enhanced-path="M 0 0 L 31 66 24 66 0 0 Z N" draw:text-areas="?f18 ?f20 ?f19 ?f21" draw:glue-points="?f13 ?f14 ?f15 ?f16 ?f17 ?f16 ?f13 ?f14"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draw:equation draw:name="f7" draw:formula="?f4 / 66"/><draw:equation draw:name="f8" draw:formula="0 * ?f5 / 31"/><draw:equation draw:name="f9" draw:formula="0 * ?f4 / 66"/><draw:equation draw:name="f10" draw:formula="31 * ?f5 / 31"/><draw:equation draw:name="f11" draw:formula="66 * ?f4 / 66"/><draw:equation draw:name="f12" draw:formula="24 * ?f5 / 31"/><draw:equation draw:name="f13" draw:formula="?f8 / ?f6"/><draw:equation draw:name="f14" draw:formula="?f9 / ?f7"/><draw:equation draw:name="f15" draw:formula="?f10 / ?f6"/><draw:equation draw:name="f16" draw:formula="?f11 / ?f7"/><draw:equation draw:name="f17" draw:formula="?f12 / ?f6"/><draw:equation draw:name="f18" draw:formula="0 / ?f6"/><draw:equation draw:name="f19" draw:formula="?f1 / ?f6"/><draw:equation draw:name="f20" draw:formula="0 / ?f7"/><draw:equation draw:name="f21" draw:formula="?f3 / ?f7"/></draw:enhanced-geometry></draw:custom-shape><draw:custom-shape svg:x="1.14654in" svg:y="9.46438in" svg:width="0.03332in" svg:height="0.18351in" draw:id="id24" draw:style-name="a23" draw:name="Freeform 18"><svg:title/><svg:desc/><draw:enhanced-geometry draw:type="non-primitive" svg:viewBox="0 0 7 43" draw:enhanced-path="M 0 0 L 7 17 7 43 6 40 0 25 0 0 Z N" draw:text-areas="?f24 ?f26 ?f25 ?f27" draw:glue-points="?f16 ?f17 ?f18 ?f19 ?f18 ?f20 ?f21 ?f22 ?f16 ?f23 ?f16 ?f17"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draw:equation draw:name="f7" draw:formula="?f4 / 43"/><draw:equation draw:name="f8" draw:formula="0 * ?f5 / 7"/><draw:equation draw:name="f9" draw:formula="0 * ?f4 / 43"/><draw:equation draw:name="f10" draw:formula="7 * ?f5 / 7"/><draw:equation draw:name="f11" draw:formula="17 * ?f4 / 43"/><draw:equation draw:name="f12" draw:formula="43 * ?f4 / 43"/><draw:equation draw:name="f13" draw:formula="6 * ?f5 / 7"/><draw:equation draw:name="f14" draw:formula="40 * ?f4 / 43"/><draw:equation draw:name="f15" draw:formula="25 * ?f4 / 4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7"/><draw:equation draw:name="f23" draw:formula="?f15 / ?f7"/><draw:equation draw:name="f24" draw:formula="0 / ?f6"/><draw:equation draw:name="f25" draw:formula="?f1 / ?f6"/><draw:equation draw:name="f26" draw:formula="0 / ?f7"/><draw:equation draw:name="f27" draw:formula="?f3 / ?f7"/></draw:enhanced-geometry></draw:custom-shape><draw:custom-shape svg:x="1.21794in" svg:y="10.19416in" svg:width="0.21893in" svg:height="0.5164in" draw:id="id25" draw:style-name="a24" draw:name="Freeform 19"><svg:title/><svg:desc/><draw:enhanced-geometry draw:type="non-primitive" svg:viewBox="0 0 46 121" draw:enhanced-path="M 0 0 L 7 16 22 50 33 86 46 121 45 121 14 55 11 44 0 0 Z N" draw:text-areas="?f38 ?f40 ?f39 ?f41" draw:glue-points="?f23 ?f24 ?f25 ?f26 ?f27 ?f28 ?f29 ?f30 ?f31 ?f32 ?f33 ?f32 ?f34 ?f35 ?f36 ?f37 ?f23 ?f24"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6"/><draw:equation draw:name="f7" draw:formula="?f4 / 121"/><draw:equation draw:name="f8" draw:formula="0 * ?f5 / 46"/><draw:equation draw:name="f9" draw:formula="0 * ?f4 / 121"/><draw:equation draw:name="f10" draw:formula="7 * ?f5 / 46"/><draw:equation draw:name="f11" draw:formula="16 * ?f4 / 121"/><draw:equation draw:name="f12" draw:formula="22 * ?f5 / 46"/><draw:equation draw:name="f13" draw:formula="50 * ?f4 / 121"/><draw:equation draw:name="f14" draw:formula="33 * ?f5 / 46"/><draw:equation draw:name="f15" draw:formula="86 * ?f4 / 121"/><draw:equation draw:name="f16" draw:formula="46 * ?f5 / 46"/><draw:equation draw:name="f17" draw:formula="121 * ?f4 / 121"/><draw:equation draw:name="f18" draw:formula="45 * ?f5 / 46"/><draw:equation draw:name="f19" draw:formula="14 * ?f5 / 46"/><draw:equation draw:name="f20" draw:formula="55 * ?f4 / 121"/><draw:equation draw:name="f21" draw:formula="11 * ?f5 / 46"/><draw:equation draw:name="f22" draw:formula="44 * ?f4 / 121"/><draw:equation draw:name="f23" draw:formula="?f8 / ?f6"/><draw:equation draw:name="f24" draw:formula="?f9 / ?f7"/><draw:equation draw:name="f25" draw:formula="?f10 / ?f6"/><draw:equation draw:name="f26" draw:formula="?f11 / ?f7"/><draw:equation draw:name="f27" draw:formula="?f12 / ?f6"/><draw:equation draw:name="f28" draw:formula="?f13 / ?f7"/><draw:equation draw:name="f29" draw:formula="?f14 / ?f6"/><draw:equation draw:name="f30" draw:formula="?f15 / ?f7"/><draw:equation draw:name="f31" draw:formula="?f16 / ?f6"/><draw:equation draw:name="f32" draw:formula="?f17 / ?f7"/><draw:equation draw:name="f33" draw:formula="?f18 / ?f6"/><draw:equation draw:name="f34" draw:formula="?f19 / ?f6"/><draw:equation draw:name="f35" draw:formula="?f20 / ?f7"/><draw:equation draw:name="f36" draw:formula="?f21 / ?f6"/><draw:equation draw:name="f37" draw:formula="?f22 / ?f7"/><draw:equation draw:name="f38" draw:formula="0 / ?f6"/><draw:equation draw:name="f39" draw:formula="?f1 / ?f6"/><draw:equation draw:name="f40" draw:formula="0 / ?f7"/><draw:equation draw:name="f41" draw:formula="?f3 / ?f7"/></draw:enhanced-geometry></draw:custom-shape></draw:g></draw:g></draw:g></text:span><text:span text:style-name="T5"><draw:frame draw:z-index="251660288" draw:id="id29" draw:style-name="a26" draw:name="Text Box 1" text:anchor-type="paragraph" svg:x="3.57014in" svg:y="1.925in" svg:width="3.81667in" svg:height="2.12917in" style:rel-width="scale" style:rel-height="scale"><draw:text-box><text:p text:style-name="NoSpacing"><text:span text:style-name="T6">Projet NAO</text:span></text:p><text:p text:style-name="P7"><text:span text:style-name="T8">Béatrice Djearamane, <text:s text:c="16"/>Nicolas Janssoone, <text:s text:c="23"/>Adrien Mondiere, <text:s text:c="31"/>Eloi Pagniez</text:span></text:p></draw:text-box><svg:title/><svg:desc/></draw:frame></text:span></text:p>
      <text:p text:style-name="P9"/>
      <text:soft-page-break/>
      <text:h text:style-name="Heading2" text:outline-level="2">Présentation du projet</text:h>
      <text:p text:style-name="P10">Le projet consistait en la récupération d’une balle rouge par un robot NAO.</text:p>
      <text:p text:style-name="P11">Le robot doit reconnaître une balle rouge, se déplacer jusqu’à sa position, et faire le nécessaire pour ramasser la balle.</text:p>
      <text:p text:style-name="P12"/>
      <text:h text:style-name="Heading2" text:outline-level="2">Analyse du projet</text:h>
      <text:p text:style-name="P13">Afin de mener ce projet à bien, nous avons<text:s/>premièrement<text:s/>décidé de<text:s/>diviser sa réalisation en divers modules :</text:p>
      <text:list text:style-name="LFO1" text:continue-numbering="true">
        <text:list-item>
          <text:p text:style-name="P14">Module de détection d’une balle rouge</text:p>
        </text:list-item>
        <text:list-item>
          <text:p text:style-name="P15">Module de déplacement en direction de la balle rouge</text:p>
        </text:list-item>
        <text:list-item>
          <text:p text:style-name="P16">Module de récupération de la balle</text:p>
        </text:list-item>
      </text:list>
      <text:p text:style-name="P17"/>
      <text:h text:style-name="Heading2" text:outline-level="2">Problèmes rencontrés</text:h>
      <text:p text:style-name="Normal">La réalisation de ce projet a rencontré différents problèmes, dont une grande majorité liée au robot :<text:s/></text:p>
      <text:list text:style-name="LFO3" text:continue-numbering="true">
        <text:list-item>
          <text:p text:style-name="P18">Robot victime de perte d’équilibre</text:p>
        </text:list-item>
        <text:list-item>
          <text:p text:style-name="P19">Un pouce cassé</text:p>
        </text:list-item>
        <text:list-item>
          <text:p text:style-name="P20">Moteurs surchauffant</text:p>
        </text:list-item>
      </text:list>
      <text:p text:style-name="Normal">La mise en place de scripts en python, ainsi que leurs corrections après lancement nous ont pris pas mal de temps.</text:p>
      <text:p text:style-name="Normal">Mais l’élément nous ayant fait perdre le plus de temps sur la réalisation de ce projet fut le stage réalisé de janvier à mars 2016.</text:p>
      <text:p text:style-name="Normal"/>
      <text:h text:style-name="Heading2" text:outline-level="2">Réalisation</text:h>
      <text:p text:style-name="Normal">Tests de chaque module après son développement</text:p>
      <text:p text:style-name="Normal">Création d’une classe NAO contenant les éléments mis ensemble (fonctions) pour contrôler actions du robo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E74B5" fo:font-size="13pt" style:font-size-asian="13pt" style:font-size-complex="13pt" fo:hyphenate="false"/>
    </style:style>
    <style:style style:name="Normal" style:display-name="Normal" style:family="paragraph">
      <style:text-properties fo:language="fr" fo:country="FR" fo:hyphenate="false"/>
    </style:style>
    <style:style style:name="DefaultParagraphFont" style:display-name="Default Paragraph Font" style:family="text"/>
    <style:style style:name="NoSpacing" style:display-name="No Spacing" style:family="paragraph">
      <style:paragraph-properties fo:margin-bottom="0in" fo:line-height="100%"/>
      <style:text-properties style:font-name-asian="Times New Roman" fo:hyphenate="false"/>
    </style:style>
    <style:style style:name="NoSpacingChar" style:display-name="No Spacing Char" style:family="text" style:parent-style-name="DefaultParagraphFont">
      <style:text-properties style:font-name-asian="Times New Roman"/>
    </style:style>
    <style:style style:name="Heading2Char" style:display-name="Heading 2 Char" style:family="text" style:parent-style-name="DefaultParagraphFont">
      <style:text-properties style:font-name="Calibri Light" style:font-name-asian="Times New Roman" style:font-name-complex="Times New Roman" fo:color="#2E74B5" fo:font-size="13pt" style:font-size-asian="13pt" style:font-size-complex="13pt" fo:language="fr" fo:country="FR"/>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rojet NAO</dc:title>
    <dc:description/>
    <dc:subject>Béatrice Djearamane,                 Nicolas Janssoone,                        Adrien Mondiere,                                Eloi Pagniez</dc:subject>
    <meta:initial-creator>adrien mondiere</meta:initial-creator>
    <dc:creator>adrien mondiere</dc:creator>
    <meta:creation-date>2016-06-16T12:17:00Z</meta:creation-date>
    <dc:date>2016-06-16T20:21:00Z</dc:date>
    <meta:template xlink:href="Normal.dotm" xlink:type="simple"/>
    <meta:editing-cycles>2</meta:editing-cycles>
    <meta:editing-duration>PT29040S</meta:editing-duration>
    <meta:document-statistic meta:page-count="2" meta:paragraph-count="2" meta:word-count="168" meta:character-count="1091" meta:row-count="7" meta:non-whitespace-character-count="925"/>
  </office:meta>
</office:document-meta>
</file>